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Nachlieli CLM2" svg:font-family="'Nachlieli CLM'"/>
    <style:font-face style:name="Liberation Sans1" svg:font-family="'Liberation Sans'" style:font-adornments="Regular" style:font-pitch="fixed"/>
    <style:font-face style:name="Monospace" svg:font-family="Monospace" style:font-adornments="Regular" style:font-pitch="fixed"/>
    <style:font-face style:name="David CLM" svg:font-family="'David CLM'" style:font-pitch="variable"/>
    <style:font-face style:name="David CLM1" svg:font-family="'David CLM'" style:font-adornments="Regular" style:font-pitch="variable"/>
    <style:font-face style:name="Arial" svg:font-family="Arial" style:font-family-generic="roman" style:font-pitch="variable"/>
    <style:font-face style:name="Liberation Serif" svg:font-family="'Liberation Serif'" style:font-family-generic="roman" style:font-pitch="variable"/>
    <style:font-face style:name="Nachlieli CLM" svg:font-family="'Nachlieli CLM'" style:font-family-generic="roman" style:font-pitch="variable"/>
    <style:font-face style:name="OpenSymbol" svg:font-family="OpenSymbol, 'Arial Unicode MS'" style:font-family-generic="roman" style:font-pitch="variable"/>
    <style:font-face style:name="Times New Roman" svg:font-family="'Times New Roman'" style:font-family-generic="roman" style:font-pitch="variable"/>
    <style:font-face style:name="WenQuanYi Micro Hei" svg:font-family="'WenQuanYi Micro Hei'"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Nachlieli CLM1" svg:font-family="'Nachlieli CLM'"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5653in" fo:margin-left="5.1257in" table:align="left" style:writing-mode="rl-tb"/>
    </style:style>
    <style:style style:name="Table1.A" style:family="table-column">
      <style:table-column-properties style:column-width="0.5076in"/>
    </style:style>
    <style:style style:name="Table1.B" style:family="table-column">
      <style:table-column-properties style:column-width="0.5611in"/>
    </style:style>
    <style:style style:name="Table1.C" style:family="table-column">
      <style:table-column-properties style:column-width="0.4965in"/>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P2" style:family="paragraph" style:parent-style-name="Footer">
      <style:paragraph-properties fo:text-align="center" style:justify-single-word="false"/>
      <style:text-properties officeooo:paragraph-rsid="029bdbb0"/>
    </style:style>
    <style:style style:name="P3" style:family="paragraph" style:parent-style-name="Heading_20_2">
      <style:text-properties style:font-name="David CLM" fo:font-weight="bold" style:font-weight-asian="bold" style:font-name-complex="David CLM" style:font-weight-complex="bold"/>
    </style:style>
    <style:style style:name="P4" style:family="paragraph" style:parent-style-name="Heading_20_2">
      <style:text-properties style:font-name="David CLM" fo:font-weight="bold" officeooo:rsid="04e805b6" officeooo:paragraph-rsid="04e805b6" style:font-weight-asian="bold" style:font-name-complex="David CLM" style:font-weight-complex="bold"/>
    </style:style>
    <style:style style:name="P5" style:family="paragraph" style:parent-style-name="Heading_20_2">
      <style:text-properties fo:font-weight="bold" style:font-weight-asian="bold" style:font-weight-complex="bold"/>
    </style:style>
    <style:style style:name="P6" style:family="paragraph" style:parent-style-name="Heading_20_2">
      <style:text-properties fo:font-weight="bold" officeooo:paragraph-rsid="05427bce" style:font-weight-asian="bold" style:font-weight-complex="bold"/>
    </style:style>
    <style:style style:name="P7" style:family="paragraph" style:parent-style-name="Heading_20_2">
      <style:text-properties fo:font-weight="bold" officeooo:rsid="0557277b" officeooo:paragraph-rsid="0557277b" style:font-weight-asian="bold" style:font-weight-complex="bold"/>
    </style:style>
    <style:style style:name="P8" style:family="paragraph" style:parent-style-name="Heading_20_2">
      <style:text-properties fo:font-weight="bold" officeooo:rsid="05554baa" officeooo:paragraph-rsid="05554baa" style:font-weight-asian="bold" style:font-weight-complex="bold"/>
    </style:style>
    <style:style style:name="P9" style:family="paragraph" style:parent-style-name="Heading_20_2">
      <style:text-properties officeooo:paragraph-rsid="053f32f6"/>
    </style:style>
    <style:style style:name="P10" style:family="paragraph" style:parent-style-name="Text_20_body">
      <style:paragraph-properties fo:text-align="end" style:justify-single-word="false" style:writing-mode="rl-tb"/>
      <style:text-properties style:font-name="David CLM" fo:font-size="12pt" officeooo:rsid="04e805b6" officeooo:paragraph-rsid="04e805b6" style:font-size-asian="12pt" style:font-name-complex="David CLM" style:font-size-complex="12pt"/>
    </style:style>
    <style:style style:name="P11" style:family="paragraph" style:parent-style-name="Default_7e_LT_7e_Gliederung_20_1">
      <style:paragraph-properties fo:text-align="end" style:justify-single-word="false" style:writing-mode="rl-tb"/>
      <style:text-properties style:font-name="David CLM" fo:font-size="12pt" officeooo:paragraph-rsid="04e9d028" style:font-size-asian="12pt" style:font-name-complex="David CLM" style:font-size-complex="12pt"/>
    </style:style>
    <style:style style:name="P12" style:family="paragraph" style:parent-style-name="Default_7e_LT_7e_Gliederung_20_1">
      <style:paragraph-properties fo:text-align="end" style:justify-single-word="false" style:writing-mode="rl-tb"/>
      <style:text-properties fo:color="#000000" style:text-outline="false" style:text-line-through-style="none" style:text-line-through-type="none" style:font-name="David CLM" fo:font-size="12pt" fo:font-style="normal" fo:text-shadow="none" style:text-underline-style="none" fo:font-weight="normal" officeooo:rsid="04f09204" officeooo:paragraph-rsid="04f09204" style:letter-kerning="true" style:font-size-asian="12pt" style:font-style-asian="normal" style:font-weight-asian="normal" style:font-name-complex="David CLM" style:font-size-complex="12pt" style:text-emphasize="none"/>
    </style:style>
    <style:style style:name="P13" style:family="paragraph" style:parent-style-name="Default_7e_LT_7e_Gliederung_20_1">
      <style:paragraph-properties fo:text-align="end" style:justify-single-word="false" style:writing-mode="rl-tb"/>
      <style:text-properties fo:color="#000000" style:text-outline="false" style:text-line-through-style="none" style:text-line-through-type="none" style:text-position="0% 100%" style:font-name="David CLM" fo:font-size="12pt" fo:font-style="italic" fo:text-shadow="none" style:text-underline-style="none" fo:font-weight="normal" officeooo:rsid="05415ffa" officeooo:paragraph-rsid="05415ffa" style:letter-kerning="true" style:font-size-asian="12pt" style:font-style-asian="italic" style:font-weight-asian="normal" style:font-name-complex="David CLM" style:font-size-complex="12pt" style:font-style-complex="normal" style:text-emphasize="none"/>
    </style:style>
    <style:style style:name="P14" style:family="paragraph" style:parent-style-name="Default_7e_LT_7e_Gliederung_20_1">
      <style:paragraph-properties fo:text-align="end" style:justify-single-word="false" style:writing-mode="rl-tb"/>
      <style:text-properties fo:color="#000000" style:text-outline="false" style:text-line-through-style="none" style:text-line-through-type="none" style:text-position="0% 100%" style:font-name="David CLM" fo:font-size="12pt" fo:font-style="italic" fo:text-shadow="none" style:text-underline-style="none" fo:font-weight="normal" officeooo:rsid="05647f53" officeooo:paragraph-rsid="05663ba3" style:letter-kerning="true" style:font-size-asian="12pt" style:font-style-asian="italic" style:font-weight-asian="normal" style:font-name-complex="David CLM" style:font-size-complex="12pt" style:font-style-complex="normal" style:text-emphasize="none"/>
    </style:style>
    <style:style style:name="P15" style:family="paragraph" style:parent-style-name="Default_7e_LT_7e_Gliederung_20_1">
      <style:paragraph-properties fo:text-align="end" style:justify-single-word="false" style:writing-mode="rl-tb"/>
      <style:text-properties fo:color="#000000" style:text-outline="false" style:text-line-through-style="none" style:text-line-through-type="none" style:font-name="Liberation Sans1" fo:font-size="36pt" fo:font-style="italic" fo:text-shadow="none" style:text-underline-style="none" fo:font-weight="normal" officeooo:rsid="055b4aee" officeooo:paragraph-rsid="055b4aee" style:letter-kerning="true" style:font-size-asian="36pt" style:font-style-asian="italic" style:font-weight-asian="normal" style:font-name-complex="David CLM" style:text-emphasize="none"/>
    </style:style>
    <style:style style:name="P16" style:family="paragraph" style:parent-style-name="Default_7e_LT_7e_Gliederung_20_1">
      <style:paragraph-properties fo:text-align="end" style:justify-single-word="false" style:writing-mode="rl-tb"/>
      <style:text-properties fo:color="#000000" style:text-outline="false" style:text-line-through-style="none" style:text-line-through-type="none" style:font-name="Liberation Sans1" fo:font-size="36pt" fo:font-style="italic" fo:text-shadow="none" style:text-underline-style="none" fo:font-weight="normal" officeooo:rsid="055cfdf2" officeooo:paragraph-rsid="055cfdf2" style:letter-kerning="true" style:font-size-asian="36pt" style:font-style-asian="italic" style:font-weight-asian="normal" style:font-name-complex="David CLM" style:text-emphasize="none"/>
    </style:style>
    <style:style style:name="P17" style:family="paragraph" style:parent-style-name="Default_7e_LT_7e_Gliederung_20_1">
      <style:paragraph-properties fo:text-align="end" style:justify-single-word="false" style:writing-mode="rl-tb"/>
      <style:text-properties officeooo:rsid="05565de3" officeooo:paragraph-rsid="05565de3" style:font-name-complex="David CLM"/>
    </style:style>
    <style:style style:name="P18" style:family="paragraph" style:parent-style-name="Default_7e_LT_7e_Gliederung_20_1">
      <style:paragraph-properties fo:text-align="end" style:justify-single-word="false" style:writing-mode="rl-tb"/>
      <style:text-properties officeooo:rsid="055b4aee" officeooo:paragraph-rsid="055b4aee" style:font-name-complex="David CLM"/>
    </style:style>
    <style:style style:name="P19" style:family="paragraph" style:parent-style-name="Default_7e_LT_7e_Gliederung_20_1">
      <style:paragraph-properties fo:text-align="end" style:justify-single-word="false" style:writing-mode="rl-tb"/>
      <style:text-properties officeooo:rsid="055cfdf2" officeooo:paragraph-rsid="055cfdf2" style:font-name-complex="David CLM"/>
    </style:style>
    <style:style style:name="P20" style:family="paragraph" style:parent-style-name="Default_7e_LT_7e_Gliederung_20_1">
      <style:paragraph-properties fo:text-align="end" style:justify-single-word="false" style:writing-mode="rl-tb"/>
      <style:text-properties officeooo:rsid="055dafb1" officeooo:paragraph-rsid="055dafb1" style:font-name-complex="David CLM"/>
    </style:style>
    <style:style style:name="P21" style:family="paragraph" style:parent-style-name="Default_7e_LT_7e_Gliederung_20_1">
      <style:paragraph-properties fo:text-align="end" style:justify-single-word="false" style:writing-mode="rl-tb"/>
      <style:text-properties fo:color="#000099" style:text-outline="false" style:text-line-through-style="none" style:text-line-through-type="none" style:font-name="David CLM" fo:font-size="12pt" fo:font-style="italic" fo:text-shadow="none" style:text-underline-style="none" fo:font-weight="normal" officeooo:paragraph-rsid="0557277b" style:letter-kerning="true" style:font-size-asian="12pt" style:font-style-asian="italic" style:font-weight-asian="normal" style:font-name-complex="David CLM" style:font-size-complex="12pt" style:text-emphasize="none"/>
    </style:style>
    <style:style style:name="P22" style:family="paragraph" style:parent-style-name="Text_20_body">
      <style:text-properties style:font-name="David CLM" officeooo:rsid="04dfe73e" officeooo:paragraph-rsid="04dfe73e" style:font-name-complex="David CLM"/>
    </style:style>
    <style:style style:name="P23" style:family="paragraph" style:parent-style-name="Text_20_body">
      <style:text-properties style:font-name="David CLM" officeooo:rsid="04e1a74c" officeooo:paragraph-rsid="04e1a74c" style:font-name-complex="David CLM"/>
    </style:style>
    <style:style style:name="P24" style:family="paragraph" style:parent-style-name="Text_20_body">
      <style:text-properties style:font-name="David CLM" officeooo:rsid="04e2bc3b" officeooo:paragraph-rsid="04e2bc3b" style:font-name-complex="David CLM"/>
    </style:style>
    <style:style style:name="P25" style:family="paragraph" style:parent-style-name="Text_20_body">
      <style:text-properties style:font-name="David CLM" officeooo:rsid="04e5433c" officeooo:paragraph-rsid="04e805b6" style:font-name-complex="David CLM"/>
    </style:style>
    <style:style style:name="P26" style:family="paragraph" style:parent-style-name="Text_20_body">
      <style:text-properties style:font-name="David CLM" officeooo:rsid="02d00e5f" officeooo:paragraph-rsid="032aa1da" style:font-name-complex="David CLM"/>
    </style:style>
    <style:style style:name="P27" style:family="paragraph" style:parent-style-name="Text_20_body">
      <style:text-properties style:font-name="David CLM" fo:font-size="12pt" officeooo:rsid="0557277b" officeooo:paragraph-rsid="0557277b" style:font-size-asian="12pt" style:font-name-complex="David CLM" style:font-size-complex="12pt"/>
    </style:style>
    <style:style style:name="P28" style:family="paragraph" style:parent-style-name="Default_7e_LT_7e_Gliederung_20_1">
      <style:paragraph-properties fo:text-align="start" style:justify-single-word="false" style:writing-mode="lr-tb"/>
      <style:text-properties style:font-name="David CLM" fo:font-size="12pt" officeooo:paragraph-rsid="04e9d028" style:font-size-asian="12pt" style:font-name-complex="David CLM" style:font-size-complex="12pt"/>
    </style:style>
    <style:style style:name="P29" style:family="paragraph" style:parent-style-name="Default_7e_LT_7e_Gliederung_20_1">
      <style:paragraph-properties fo:margin-left="0in" fo:margin-right="0in" fo:text-align="end" style:justify-single-word="false" fo:text-indent="0in" style:auto-text-indent="false" style:writing-mode="rl-tb"/>
      <style:text-properties style:font-name="David CLM" fo:font-size="12pt" style:font-size-asian="12pt" style:font-name-complex="David CLM" style:font-size-complex="12pt"/>
    </style:style>
    <style:style style:name="P30" style:family="paragraph" style:parent-style-name="Default_7e_LT_7e_Gliederung_20_1">
      <style:paragraph-properties fo:margin-left="0in" fo:margin-right="0in" fo:text-align="end" style:justify-single-word="false" fo:text-indent="0in" style:auto-text-indent="false" style:writing-mode="rl-tb"/>
      <style:text-properties style:font-name="David CLM" fo:font-size="12pt" officeooo:paragraph-rsid="04ed1752" style:font-size-asian="12pt" style:font-name-complex="David CLM" style:font-size-complex="12pt"/>
    </style:style>
    <style:style style:name="P31" style:family="paragraph" style:parent-style-name="Default_7e_LT_7e_Gliederung_20_1">
      <style:paragraph-properties fo:margin-left="0in" fo:margin-right="0in" fo:text-align="end" style:justify-single-word="false" fo:text-indent="0in" style:auto-text-indent="false" style:writing-mode="rl-tb"/>
      <style:text-properties style:font-name="David CLM" fo:font-size="12pt" officeooo:rsid="04efcca6" officeooo:paragraph-rsid="04efcca6" style:font-size-asian="12pt" style:font-name-complex="David CLM" style:font-size-complex="12pt"/>
    </style:style>
    <style:style style:name="P32" style:family="paragraph" style:parent-style-name="Default_7e_LT_7e_Gliederung_20_1">
      <style:paragraph-properties fo:margin-left="0in" fo:margin-right="0in" fo:text-align="end" style:justify-single-word="false" fo:text-indent="0in" style:auto-text-indent="false" style:writing-mode="rl-tb"/>
      <style:text-properties style:font-name="David CLM" fo:font-size="12pt" officeooo:rsid="04f09204" officeooo:paragraph-rsid="04f09204" style:font-size-asian="12pt" style:font-name-complex="David CLM" style:font-size-complex="12pt"/>
    </style:style>
    <style:style style:name="P33" style:family="paragraph" style:parent-style-name="Default_7e_LT_7e_Gliederung_20_1">
      <style:paragraph-properties fo:margin-left="0in" fo:margin-right="0in" fo:text-align="end" style:justify-single-word="false" fo:text-indent="0in" style:auto-text-indent="false" style:writing-mode="rl-tb"/>
      <style:text-properties style:font-name="David CLM" fo:font-size="12pt" officeooo:rsid="04f59c99" officeooo:paragraph-rsid="04f59c99" style:font-size-asian="12pt" style:font-name-complex="David CLM" style:font-size-complex="12pt"/>
    </style:style>
    <style:style style:name="P34" style:family="paragraph" style:parent-style-name="Default_7e_LT_7e_Gliederung_20_1">
      <style:paragraph-properties fo:margin-left="0in" fo:margin-right="0in" fo:text-align="end" style:justify-single-word="false" fo:text-indent="0in" style:auto-text-indent="false" style:writing-mode="rl-tb"/>
      <style:text-properties style:font-name="David CLM" fo:font-size="12pt" officeooo:rsid="0502d8f9" officeooo:paragraph-rsid="0525add7" style:font-size-asian="12pt" style:font-name-complex="David CLM" style:font-size-complex="12pt"/>
    </style:style>
    <style:style style:name="P35" style:family="paragraph" style:parent-style-name="Default_7e_LT_7e_Gliederung_20_1">
      <style:paragraph-properties fo:margin-left="0in" fo:margin-right="0in" fo:text-align="end" style:justify-single-word="false" fo:text-indent="0in" style:auto-text-indent="false" style:writing-mode="rl-tb"/>
      <style:text-properties style:font-name="David CLM" fo:font-size="12pt" officeooo:rsid="05275ab8" officeooo:paragraph-rsid="052b474b" style:font-size-asian="12pt" style:font-name-complex="David CLM" style:font-size-complex="12pt"/>
    </style:style>
    <style:style style:name="P36" style:family="paragraph" style:parent-style-name="Default_7e_LT_7e_Gliederung_20_1">
      <style:paragraph-properties fo:margin-left="0in" fo:margin-right="0in" fo:text-align="end" style:justify-single-word="false" fo:text-indent="0in" style:auto-text-indent="false" style:writing-mode="rl-tb"/>
      <style:text-properties style:font-name="David CLM" fo:font-size="12pt" officeooo:rsid="052b474b" officeooo:paragraph-rsid="052b474b" style:font-size-asian="12pt" style:font-name-complex="David CLM" style:font-size-complex="12pt"/>
    </style:style>
    <style:style style:name="P37" style:family="paragraph" style:parent-style-name="Default_7e_LT_7e_Gliederung_20_1">
      <style:paragraph-properties fo:margin-left="0in" fo:margin-right="0in" fo:text-align="end" style:justify-single-word="false" fo:text-indent="0in" style:auto-text-indent="false" style:writing-mode="rl-tb"/>
      <style:text-properties style:font-name="David CLM" fo:font-size="12pt" officeooo:rsid="04e5433c" officeooo:paragraph-rsid="05061369" style:font-size-asian="12pt" style:font-name-complex="David CLM" style:font-size-complex="12pt"/>
    </style:style>
    <style:style style:name="P38" style:family="paragraph" style:parent-style-name="Default_7e_LT_7e_Gliederung_20_1">
      <style:paragraph-properties fo:margin-left="0in" fo:margin-right="0in" fo:text-align="end" style:justify-single-word="false" fo:text-indent="0in" style:auto-text-indent="false" style:writing-mode="rl-tb"/>
      <style:text-properties style:font-name="David CLM" fo:font-size="12pt" officeooo:rsid="05427bce" officeooo:paragraph-rsid="0544167a" style:font-size-asian="12pt" style:font-name-complex="David CLM" style:font-size-complex="12pt"/>
    </style:style>
    <style:style style:name="P39" style:family="paragraph" style:parent-style-name="Default_7e_LT_7e_Gliederung_20_1">
      <style:paragraph-properties fo:margin-left="0in" fo:margin-right="0in" fo:text-align="end" style:justify-single-word="false" fo:text-indent="0in" style:auto-text-indent="false" style:writing-mode="rl-tb"/>
      <style:text-properties style:font-name="David CLM" fo:font-size="12pt" officeooo:rsid="0544167a" officeooo:paragraph-rsid="0544167a" style:font-size-asian="12pt" style:font-name-complex="David CLM" style:font-size-complex="12pt"/>
    </style:style>
    <style:style style:name="P40" style:family="paragraph" style:parent-style-name="Default_7e_LT_7e_Gliederung_20_1">
      <style:paragraph-properties fo:margin-left="0in" fo:margin-right="0in" fo:text-align="end" style:justify-single-word="false" fo:text-indent="0in" style:auto-text-indent="false" style:writing-mode="rl-tb"/>
      <style:text-properties style:font-name="David CLM" fo:font-size="12pt" officeooo:rsid="05453f4b" officeooo:paragraph-rsid="054c93ec" style:font-size-asian="12pt" style:font-name-complex="David CLM" style:font-size-complex="12pt"/>
    </style:style>
    <style:style style:name="P41" style:family="paragraph" style:parent-style-name="Default_7e_LT_7e_Gliederung_20_1">
      <style:paragraph-properties fo:margin-left="0in" fo:margin-right="0in" fo:text-align="end" style:justify-single-word="false" fo:text-indent="0in" style:auto-text-indent="false" style:writing-mode="rl-tb"/>
      <style:text-properties style:font-name="David CLM" fo:font-size="12pt" officeooo:rsid="054fbe5f" officeooo:paragraph-rsid="054fbe5f" style:font-size-asian="12pt" style:font-name-complex="David CLM" style:font-size-complex="12pt"/>
    </style:style>
    <style:style style:name="P42" style:family="paragraph" style:parent-style-name="Default_7e_LT_7e_Gliederung_20_1">
      <style:paragraph-properties fo:margin-left="0in" fo:margin-right="0in" fo:text-align="end" style:justify-single-word="false" fo:text-indent="0in" style:auto-text-indent="false" style:writing-mode="rl-tb"/>
      <style:text-properties style:font-name="David CLM" fo:font-size="12pt" officeooo:rsid="05345321" officeooo:paragraph-rsid="05345321" style:font-size-asian="12pt" style:font-name-complex="David CLM" style:font-size-complex="12pt"/>
    </style:style>
    <style:style style:name="P43" style:family="paragraph" style:parent-style-name="Default_7e_LT_7e_Gliederung_20_1">
      <style:paragraph-properties fo:margin-left="0in" fo:margin-right="0in" fo:text-align="end" style:justify-single-word="false" fo:text-indent="0in" style:auto-text-indent="false" style:writing-mode="rl-tb"/>
      <style:text-properties style:font-name="David CLM" fo:font-size="12pt" officeooo:rsid="05331108" officeooo:paragraph-rsid="05331108" style:font-size-asian="12pt" style:font-name-complex="David CLM" style:font-size-complex="12pt"/>
    </style:style>
    <style:style style:name="P44" style:family="paragraph" style:parent-style-name="Default_7e_LT_7e_Gliederung_20_1">
      <style:paragraph-properties fo:margin-left="0in" fo:margin-right="0in" fo:text-align="end" style:justify-single-word="false" fo:text-indent="0in" style:auto-text-indent="false" style:writing-mode="rl-tb"/>
      <style:text-properties style:font-name="David CLM" fo:font-size="12pt" officeooo:rsid="053a00a6" officeooo:paragraph-rsid="053a00a6" style:font-size-asian="12pt" style:font-name-complex="David CLM" style:font-size-complex="12pt"/>
    </style:style>
    <style:style style:name="P45" style:family="paragraph" style:parent-style-name="Default_7e_LT_7e_Gliederung_20_1">
      <style:paragraph-properties fo:margin-left="0in" fo:margin-right="0in" fo:text-align="end" style:justify-single-word="false" fo:text-indent="0in" style:auto-text-indent="false" style:writing-mode="rl-tb"/>
      <style:text-properties style:font-name="David CLM" fo:font-size="12pt" officeooo:rsid="053a00a6" officeooo:paragraph-rsid="053fcdc2" style:font-size-asian="12pt" style:font-name-complex="David CLM" style:font-size-complex="12pt"/>
    </style:style>
    <style:style style:name="P46" style:family="paragraph" style:parent-style-name="Default_7e_LT_7e_Gliederung_20_1">
      <style:paragraph-properties fo:margin-left="0in" fo:margin-right="0in" fo:text-align="end" style:justify-single-word="false" fo:text-indent="0in" style:auto-text-indent="false" style:writing-mode="rl-tb"/>
      <style:text-properties style:font-name="David CLM" fo:font-size="12pt" officeooo:rsid="053f32f6" officeooo:paragraph-rsid="053f32f6" style:font-size-asian="12pt" style:font-name-complex="David CLM" style:font-size-complex="12pt"/>
    </style:style>
    <style:style style:name="P47" style:family="paragraph" style:parent-style-name="Default_7e_LT_7e_Gliederung_20_1">
      <style:paragraph-properties fo:margin-left="0in" fo:margin-right="0in" fo:text-align="end" style:justify-single-word="false" fo:text-indent="0in" style:auto-text-indent="false" style:writing-mode="rl-tb"/>
      <style:text-properties style:font-name="David CLM" officeooo:rsid="0525add7" officeooo:paragraph-rsid="0525add7" style:font-name-complex="David CLM"/>
    </style:style>
    <style:style style:name="P48" style:family="paragraph" style:parent-style-name="Default_7e_LT_7e_Gliederung_20_1">
      <style:paragraph-properties fo:margin-left="0in" fo:margin-right="0in" fo:text-align="end" style:justify-single-word="false" fo:text-indent="0in" style:auto-text-indent="false" style:writing-mode="rl-tb"/>
      <style:text-properties style:font-name="David CLM" officeooo:rsid="0531961a" officeooo:paragraph-rsid="0531961a" style:font-name-complex="David CLM"/>
    </style:style>
    <style:style style:name="P49" style:family="paragraph" style:parent-style-name="Default_7e_LT_7e_Gliederung_20_1">
      <style:paragraph-properties fo:margin-left="0in" fo:margin-right="0in" fo:text-align="end" style:justify-single-word="false" fo:text-indent="0in" style:auto-text-indent="false" style:writing-mode="rl-tb"/>
      <style:text-properties fo:color="#000000" style:text-outline="false" style:text-line-through-style="none" style:text-line-through-type="none" style:text-position="0% 100%" style:font-name="David CLM" fo:font-size="12pt" fo:font-style="normal" fo:text-shadow="none" style:text-underline-style="none" fo:font-weight="normal" officeooo:rsid="05453f4b" officeooo:paragraph-rsid="05453f4b" style:letter-kerning="true" style:font-size-asian="12pt" style:font-style-asian="normal" style:font-weight-asian="normal" style:font-name-complex="David CLM" style:font-size-complex="12pt" style:font-style-complex="normal" style:text-emphasize="none"/>
    </style:style>
    <style:style style:name="P50" style:family="paragraph" style:parent-style-name="Default_7e_LT_7e_Gliederung_20_1">
      <style:paragraph-properties fo:margin-left="0in" fo:margin-right="0in" fo:text-align="end" style:justify-single-word="false" fo:text-indent="0in" style:auto-text-indent="false" style:writing-mode="rl-tb"/>
      <style:text-properties fo:color="#000000" style:text-outline="false" style:text-line-through-style="none" style:text-line-through-type="none" style:text-position="0% 100%" style:font-name="David CLM" fo:font-size="12pt" fo:font-style="normal" fo:text-shadow="none" style:text-underline-style="none" fo:font-weight="normal" officeooo:rsid="0553a569" officeooo:paragraph-rsid="0553a569" style:letter-kerning="true" style:font-size-asian="12pt" style:font-style-asian="normal" style:font-weight-asian="normal" style:font-name-complex="David CLM" style:font-size-complex="12pt" style:font-style-complex="normal" style:text-emphasize="none"/>
    </style:style>
    <style:style style:name="P51" style:family="paragraph" style:parent-style-name="Default_7e_LT_7e_Gliederung_20_1">
      <style:paragraph-properties fo:margin-left="0in" fo:margin-right="0in" fo:text-align="end" style:justify-single-word="false" fo:text-indent="0in" style:auto-text-indent="false" style:writing-mode="rl-tb"/>
      <style:text-properties fo:color="#000000" style:text-outline="false" style:text-line-through-style="none" style:text-line-through-type="none" style:text-position="0% 100%" style:font-name="David CLM" fo:font-size="12pt" fo:font-style="italic" fo:text-shadow="none" style:text-underline-style="none" fo:font-weight="normal" officeooo:rsid="05390bcb" officeooo:paragraph-rsid="05390bcb" style:letter-kerning="true" style:font-size-asian="12pt" style:font-style-asian="italic" style:font-weight-asian="normal" style:font-name-complex="David CLM" style:font-size-complex="12pt" style:font-style-complex="normal" style:text-emphasize="none"/>
    </style:style>
    <style:style style:name="P52" style:family="paragraph" style:parent-style-name="Default_7e_LT_7e_Gliederung_20_1">
      <style:paragraph-properties fo:margin-left="0in" fo:margin-right="0in" fo:text-align="end" style:justify-single-word="false" fo:text-indent="0in" style:auto-text-indent="false" style:writing-mode="rl-tb"/>
      <style:text-properties fo:color="#000000" style:text-outline="false" style:text-line-through-style="none" style:text-line-through-type="none" style:text-position="0% 100%" style:font-name="David CLM" fo:font-size="12pt" fo:font-style="italic" fo:text-shadow="none" style:text-underline-style="none" fo:font-weight="normal" officeooo:rsid="053c8c78" officeooo:paragraph-rsid="053c8c78" style:letter-kerning="true" style:font-size-asian="12pt" style:font-style-asian="italic" style:font-weight-asian="normal" style:font-name-complex="David CLM" style:font-size-complex="12pt" style:font-style-complex="normal" style:text-emphasize="none"/>
    </style:style>
    <style:style style:name="P53" style:family="paragraph" style:parent-style-name="Standard">
      <style:paragraph-properties fo:margin-left="0in" fo:margin-right="0in" fo:text-align="end" style:justify-single-word="false" fo:text-indent="0in" style:auto-text-indent="false" style:writing-mode="rl-tb"/>
      <style:text-properties fo:color="#000000" style:text-outline="false" style:text-line-through-style="none" style:text-line-through-type="none" style:text-position="0% 100%" style:font-name="David CLM" fo:font-size="12pt" fo:font-style="italic" fo:text-shadow="none" style:text-underline-style="none" fo:font-weight="normal" officeooo:rsid="05415ffa" officeooo:paragraph-rsid="0553a569" style:letter-kerning="true" style:font-size-asian="12pt" style:font-style-asian="italic" style:font-weight-asian="normal" style:font-name-complex="David CLM" style:font-size-complex="12pt" style:font-style-complex="normal" style:text-emphasize="none"/>
    </style:style>
    <style:style style:name="P54" style:family="paragraph" style:parent-style-name="Default_7e_LT_7e_Gliederung_20_1">
      <style:paragraph-properties fo:margin-left="0in" fo:margin-right="0in" fo:text-align="start" style:justify-single-word="false" fo:text-indent="0in" style:auto-text-indent="false" style:writing-mode="lr-tb"/>
      <style:text-properties style:font-name="David CLM" fo:font-size="12pt" style:font-size-asian="12pt" style:font-name-complex="David CLM" style:font-size-complex="12pt"/>
    </style:style>
    <style:style style:name="P55" style:family="paragraph" style:parent-style-name="Default_7e_LT_7e_Gliederung_20_1">
      <style:paragraph-properties fo:margin-left="0in" fo:margin-right="0in" fo:text-align="start" style:justify-single-word="false" fo:text-indent="0in" style:auto-text-indent="false" style:writing-mode="lr-tb"/>
      <style:text-properties style:font-name="David CLM" fo:font-size="12pt" officeooo:paragraph-rsid="04ecb6aa" style:font-size-asian="12pt" style:font-name-complex="David CLM" style:font-size-complex="12pt"/>
    </style:style>
    <style:style style:name="P56" style:family="paragraph" style:parent-style-name="Default_7e_LT_7e_Gliederung_20_1">
      <style:paragraph-properties fo:margin-left="0in" fo:margin-right="0in" fo:text-align="start" style:justify-single-word="false" fo:text-indent="0in" style:auto-text-indent="false" style:writing-mode="lr-tb"/>
      <style:text-properties style:font-name="David CLM" fo:font-size="12pt" officeooo:rsid="05345321" officeooo:paragraph-rsid="05345321" style:font-size-asian="12pt" style:font-name-complex="David CLM" style:font-size-complex="12pt"/>
    </style:style>
    <style:style style:name="P57" style:family="paragraph" style:parent-style-name="Default_7e_LT_7e_Gliederung_20_1">
      <style:paragraph-properties fo:margin-left="0in" fo:margin-right="0in" fo:text-align="start" style:justify-single-word="false" fo:text-indent="0in" style:auto-text-indent="false" style:writing-mode="lr-tb"/>
      <style:text-properties style:font-name="David CLM" fo:font-size="12pt" officeooo:rsid="05345321" officeooo:paragraph-rsid="05486e46" style:font-size-asian="12pt" style:font-name-complex="David CLM" style:font-size-complex="12pt"/>
    </style:style>
    <style:style style:name="P58" style:family="paragraph" style:parent-style-name="Default_7e_LT_7e_Gliederung_20_1">
      <style:paragraph-properties fo:margin-left="0in" fo:margin-right="0in" fo:text-align="start" style:justify-single-word="false" fo:text-indent="0in" style:auto-text-indent="false" style:writing-mode="lr-tb"/>
      <style:text-properties style:font-name="David CLM" fo:font-size="12pt" officeooo:rsid="05345321" officeooo:paragraph-rsid="0553a569" style:font-size-asian="12pt" style:font-name-complex="David CLM" style:font-size-complex="12pt"/>
    </style:style>
    <style:style style:name="P59" style:family="paragraph" style:parent-style-name="Default_7e_LT_7e_Gliederung_20_1">
      <style:paragraph-properties fo:margin-left="0in" fo:margin-right="0in" fo:text-align="start" style:justify-single-word="false" fo:text-indent="0in" style:auto-text-indent="false" style:writing-mode="lr-tb"/>
      <style:text-properties style:font-name="David CLM" fo:font-size="12pt" officeooo:rsid="0534ff0c" officeooo:paragraph-rsid="053638fa" style:font-size-asian="12pt" style:font-name-complex="David CLM" style:font-size-complex="12pt"/>
    </style:style>
    <style:style style:name="P60" style:family="paragraph" style:parent-style-name="Default_7e_LT_7e_Gliederung_20_1">
      <style:paragraph-properties fo:margin-left="0in" fo:margin-right="0in" fo:text-align="start" style:justify-single-word="false" fo:text-indent="0in" style:auto-text-indent="false" style:writing-mode="lr-tb"/>
      <style:text-properties officeooo:paragraph-rsid="05331108"/>
    </style:style>
    <style:style style:name="P61" style:family="paragraph" style:parent-style-name="Table_20_Contents">
      <style:text-properties fo:font-size="24pt" officeooo:rsid="055b4aee" officeooo:paragraph-rsid="055b4aee" style:font-name-asian="DejaVu Sans" style:font-name-complex="David CLM" style:font-size-complex="12pt"/>
    </style:style>
    <style:style style:name="P62" style:family="paragraph" style:parent-style-name="Table_20_Contents">
      <style:text-properties fo:font-size="12pt" style:font-name-asian="DejaVu Sans" style:font-size-asian="10.5pt" style:font-name-complex="David CLM" style:font-size-complex="12pt"/>
    </style:style>
    <style:style style:name="P63" style:family="paragraph" style:parent-style-name="Text_20_body" style:list-style-name="L5">
      <style:paragraph-properties fo:text-align="start" style:justify-single-word="false" style:writing-mode="lr-tb"/>
      <style:text-properties officeooo:rsid="053b9b01" officeooo:paragraph-rsid="053b9b01"/>
    </style:style>
    <style:style style:name="P64" style:family="paragraph" style:parent-style-name="Text_20_body" style:list-style-name="L5">
      <style:paragraph-properties fo:text-align="start" style:justify-single-word="false" style:writing-mode="lr-tb"/>
      <style:text-properties officeooo:paragraph-rsid="05533ecb"/>
    </style:style>
    <style:style style:name="P65" style:family="paragraph" style:parent-style-name="Heading_20_1">
      <style:text-properties style:font-name="David CLM" officeooo:rsid="04a34e3d" officeooo:paragraph-rsid="04a34e3d" style:font-name-complex="David CLM"/>
    </style:style>
    <style:style style:name="P66" style:family="paragraph" style:parent-style-name="Default_7e_LT_7e_Gliederung_20_1" style:list-style-name="L1">
      <style:paragraph-properties fo:text-align="end" style:justify-single-word="false" style:writing-mode="rl-tb"/>
      <style:text-properties fo:color="#000000" style:text-outline="false" style:text-line-through-style="none" style:text-line-through-type="none" style:font-name="David CLM" fo:font-size="12pt" fo:font-style="normal" fo:text-shadow="none" style:text-underline-style="none" fo:font-weight="normal" officeooo:rsid="04f09204" officeooo:paragraph-rsid="04f09204" style:letter-kerning="true" style:font-size-asian="12pt" style:font-style-asian="normal" style:font-weight-asian="normal" style:font-name-complex="David CLM" style:font-size-complex="12pt" style:text-emphasize="none"/>
    </style:style>
    <style:style style:name="P67" style:family="paragraph" style:parent-style-name="Default_7e_LT_7e_Gliederung_20_1" style:list-style-name="L3">
      <style:paragraph-properties fo:text-align="end" style:justify-single-word="false" style:writing-mode="rl-tb"/>
      <style:text-properties fo:color="#000000" style:text-outline="false" style:text-line-through-style="none" style:text-line-through-type="none" style:text-position="0% 100%" style:font-name="David CLM" fo:font-size="12pt" fo:font-style="italic" fo:text-shadow="none" style:text-underline-style="none" fo:font-weight="normal" officeooo:rsid="053f32f6" officeooo:paragraph-rsid="053f32f6" style:letter-kerning="true" style:font-size-asian="12pt" style:font-style-asian="italic" style:font-weight-asian="normal" style:font-name-complex="David CLM" style:font-size-complex="12pt" style:font-style-complex="normal" style:text-emphasize="none"/>
    </style:style>
    <style:style style:name="P68" style:family="paragraph" style:parent-style-name="Default_7e_LT_7e_Gliederung_20_1" style:list-style-name="L3">
      <style:paragraph-properties fo:text-align="end" style:justify-single-word="false" style:writing-mode="rl-tb"/>
      <style:text-properties fo:color="#000000" style:text-outline="false" style:text-line-through-style="none" style:text-line-through-type="none" style:text-position="0% 100%" style:font-name="David CLM" fo:font-size="12pt" fo:font-style="italic" fo:text-shadow="none" style:text-underline-style="none" fo:font-weight="normal" officeooo:rsid="053fcdc2" officeooo:paragraph-rsid="053fcdc2" style:letter-kerning="true" style:font-size-asian="12pt" style:font-style-asian="italic" style:font-weight-asian="normal" style:font-name-complex="David CLM" style:font-size-complex="12pt" style:font-style-complex="normal" style:text-emphasize="none"/>
    </style:style>
    <style:style style:name="P69" style:family="paragraph" style:parent-style-name="Default_7e_LT_7e_Gliederung_20_1" style:list-style-name="L1">
      <style:paragraph-properties fo:text-align="end" style:justify-single-word="false" style:writing-mode="rl-tb"/>
      <style:text-properties style:font-name="David CLM" fo:font-size="12pt" officeooo:rsid="04f09204" officeooo:paragraph-rsid="04f09204" style:font-size-asian="12pt" style:font-name-complex="David CLM" style:font-size-complex="12pt"/>
    </style:style>
    <style:style style:name="P70" style:family="paragraph" style:parent-style-name="Default_7e_LT_7e_Gliederung_20_1" style:list-style-name="L3">
      <style:paragraph-properties fo:text-align="end" style:justify-single-word="false" style:writing-mode="rl-tb"/>
      <style:text-properties style:font-name="David CLM" fo:font-size="12pt" officeooo:rsid="053f32f6" officeooo:paragraph-rsid="053f32f6" style:font-size-asian="12pt" style:font-name-complex="David CLM" style:font-size-complex="12pt"/>
    </style:style>
    <style:style style:name="P71" style:family="paragraph" style:parent-style-name="Default_7e_LT_7e_Gliederung_20_1" style:list-style-name="L4">
      <style:paragraph-properties fo:text-align="end" style:justify-single-word="false" style:writing-mode="rl-tb"/>
      <style:text-properties style:font-name="David CLM" fo:font-size="12pt" officeooo:paragraph-rsid="0557277b" style:font-size-asian="12pt" style:font-name-complex="David CLM" style:font-size-complex="12pt"/>
    </style:style>
    <style:style style:name="P72" style:family="paragraph" style:parent-style-name="Default_7e_LT_7e_Gliederung_20_1" style:list-style-name="L4">
      <style:paragraph-properties fo:text-align="end" style:justify-single-word="false" style:writing-mode="rl-tb"/>
      <style:text-properties fo:color="#000099" style:text-outline="false" style:text-line-through-style="none" style:text-line-through-type="none" style:font-name="David CLM" fo:font-size="12pt" fo:font-style="italic" fo:text-shadow="none" style:text-underline-style="none" fo:font-weight="normal" officeooo:paragraph-rsid="0557277b" style:letter-kerning="true" style:font-size-asian="12pt" style:font-style-asian="italic" style:font-weight-asian="normal" style:font-name-complex="David CLM" style:font-size-complex="12pt" style:text-emphasize="none"/>
    </style:style>
    <style:style style:name="P73" style:family="paragraph" style:parent-style-name="Default_7e_LT_7e_Gliederung_20_1" style:list-style-name="L2">
      <style:paragraph-properties fo:margin-left="0in" fo:margin-right="0in" fo:text-align="end" style:justify-single-word="false" fo:text-indent="0in" style:auto-text-indent="false" style:writing-mode="rl-tb"/>
      <style:text-properties style:font-name="David CLM" fo:font-size="12pt" officeooo:rsid="0531dbdd" officeooo:paragraph-rsid="0531dbdd" style:font-size-asian="12pt" style:font-name-complex="David CLM" style:font-size-complex="12pt"/>
    </style:style>
    <style:style style:name="P74" style:family="paragraph" style:parent-style-name="Default_7e_LT_7e_Gliederung_20_1" style:list-style-name="L2">
      <style:paragraph-properties fo:margin-left="0in" fo:margin-right="0in" fo:text-align="end" style:justify-single-word="false" fo:text-indent="0in" style:auto-text-indent="false" style:writing-mode="rl-tb"/>
      <style:text-properties fo:color="#000000" style:text-outline="false" style:text-line-through-style="none" style:text-line-through-type="none" style:text-position="0% 100%" style:font-name="David CLM" fo:font-size="12pt" fo:font-style="normal" fo:text-shadow="none" style:text-underline-style="none" fo:font-weight="normal" officeooo:rsid="05345321" officeooo:paragraph-rsid="05345321" style:letter-kerning="true" style:font-size-asian="12pt" style:font-style-asian="normal" style:font-weight-asian="normal" style:font-name-complex="David CLM" style:font-size-complex="12pt" style:font-style-complex="normal" style:text-emphasize="none"/>
    </style:style>
    <style:style style:name="P75" style:family="paragraph" style:parent-style-name="Default_7e_LT_7e_Gliederung_20_1" style:list-style-name="L2">
      <style:paragraph-properties fo:margin-left="0in" fo:margin-right="0in" fo:margin-top="0in" fo:margin-bottom="0in" loext:contextual-spacing="false" fo:text-align="start" style:justify-single-word="false" fo:text-indent="0in" style:auto-text-indent="false" style:writing-mode="lr-tb"/>
      <style:text-properties style:font-name="David CLM" fo:font-size="12pt" officeooo:rsid="05345321" officeooo:paragraph-rsid="05345321" style:font-size-asian="12pt" style:font-name-complex="David CLM" style:font-size-complex="12pt"/>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officeooo:rsid="04ddf6bc"/>
    </style:style>
    <style:style style:name="T4" style:family="text">
      <style:text-properties officeooo:rsid="04e1a74c"/>
    </style:style>
    <style:style style:name="T5" style:family="text">
      <style:text-properties fo:font-style="normal" officeooo:rsid="04e74034" style:font-style-asian="normal" style:font-style-complex="normal"/>
    </style:style>
    <style:style style:name="T6" style:family="text">
      <style:text-properties officeooo:rsid="04e805b6"/>
    </style:style>
    <style:style style:name="T7" style:family="text">
      <style:text-properties fo:color="#000000" style:text-outline="false" style:text-line-through-style="none" style:text-line-through-type="none" style:text-position="-31% 100%" fo:font-style="italic" fo:text-shadow="none" style:text-underline-style="none" fo:font-weight="normal" style:letter-kerning="true" style:font-style-asian="italic" style:font-weight-asian="normal" style:text-emphasize="none"/>
    </style:style>
    <style:style style:name="T8" style:family="text">
      <style:text-properties fo:color="#000000" style:text-outline="false" style:text-line-through-style="none" style:text-line-through-type="none" style:text-position="-31% 100%" fo:font-style="italic" fo:text-shadow="none" style:text-underline-style="none" fo:font-weight="normal" officeooo:rsid="04ecb6aa" style:letter-kerning="true" style:font-style-asian="italic" style:font-weight-asian="normal" style:text-emphasize="none"/>
    </style:style>
    <style:style style:name="T9" style:family="text">
      <style:text-properties fo:color="#000000" style:text-outline="false" style:text-line-through-style="none" style:text-line-through-type="none" fo:font-style="normal" fo:text-shadow="none" style:text-underline-style="none" fo:font-weight="bold" style:letter-kerning="true" style:font-style-asian="normal" style:font-weight-asian="bold" style:font-weight-complex="bold" style:text-emphasize="none"/>
    </style:style>
    <style:style style:name="T10" style:family="text">
      <style:text-properties fo:color="#000000" style:text-outline="false" style:text-line-through-style="none" style:text-line-through-type="none" fo:font-style="normal" fo:text-shadow="none" style:text-underline-style="none" fo:font-weight="normal" style:letter-kerning="true" style:font-style-asian="normal" style:font-weight-asian="normal" style:text-emphasize="none"/>
    </style:style>
    <style:style style:name="T11" style:family="text">
      <style:text-properties fo:color="#000000" style:text-outline="false" style:text-line-through-style="none" style:text-line-through-type="none" fo:font-style="normal" fo:text-shadow="none" style:text-underline-style="none" fo:font-weight="normal" officeooo:rsid="04e9d028" style:letter-kerning="true" style:font-style-asian="normal" style:font-weight-asian="normal" style:text-emphasize="none"/>
    </style:style>
    <style:style style:name="T12" style:family="text">
      <style:text-properties fo:color="#000000" style:text-outline="false" style:text-line-through-style="none" style:text-line-through-type="none" fo:font-style="normal" fo:text-shadow="none" style:text-underline-style="none" fo:font-weight="normal" officeooo:rsid="04ecb6aa" style:letter-kerning="true" style:font-style-asian="normal" style:font-weight-asian="normal" style:text-emphasize="none"/>
    </style:style>
    <style:style style:name="T13" style:family="text">
      <style:text-properties fo:color="#000000" style:text-outline="false" style:text-line-through-style="none" style:text-line-through-type="none" fo:font-style="normal" fo:text-shadow="none" style:text-underline-style="none" fo:font-weight="normal" officeooo:rsid="04ed1752" style:letter-kerning="true" style:font-style-asian="normal" style:font-weight-asian="normal" style:text-emphasize="none"/>
    </style:style>
    <style:style style:name="T14" style:family="text">
      <style:text-properties fo:color="#000000" style:text-outline="false" style:text-line-through-style="none" style:text-line-through-type="none" fo:font-style="normal" fo:text-shadow="none" style:text-underline-style="none" fo:font-weight="normal" officeooo:rsid="04ee1cf1" style:letter-kerning="true" style:font-style-asian="normal" style:font-weight-asian="normal" style:text-emphasize="none"/>
    </style:style>
    <style:style style:name="T15" style:family="text">
      <style:text-properties fo:color="#000000" style:text-outline="false" style:text-line-through-style="none" style:text-line-through-type="none" fo:font-style="normal" fo:text-shadow="none" style:text-underline-style="none" fo:font-weight="normal" officeooo:rsid="04f37f32" style:letter-kerning="true" style:font-style-asian="normal" style:font-weight-asian="normal" style:text-emphasize="none"/>
    </style:style>
    <style:style style:name="T16" style:family="text">
      <style:text-properties fo:color="#000000" style:text-outline="false" style:text-line-through-style="none" style:text-line-through-type="none" fo:font-style="normal" fo:text-shadow="none" style:text-underline-style="none" fo:font-weight="normal" officeooo:rsid="04f803b4" style:letter-kerning="true" style:font-style-asian="normal" style:font-weight-asian="normal" style:text-emphasize="none"/>
    </style:style>
    <style:style style:name="T17" style:family="text">
      <style:text-properties fo:color="#000000" style:text-outline="false" style:text-line-through-style="none" style:text-line-through-type="none" fo:font-style="normal" fo:text-shadow="none" style:text-underline-style="none" fo:font-weight="normal" officeooo:rsid="050b5222" style:letter-kerning="true" style:font-style-asian="normal" style:font-weight-asian="normal" style:text-emphasize="none"/>
    </style:style>
    <style:style style:name="T18" style:family="text">
      <style:text-properties fo:color="#000000" style:text-outline="false" style:text-line-through-style="none" style:text-line-through-type="none" fo:font-style="normal" fo:text-shadow="none" style:text-underline-style="none" fo:font-weight="normal" officeooo:rsid="05220aca" style:letter-kerning="true" style:font-style-asian="normal" style:font-weight-asian="normal" style:text-emphasize="none"/>
    </style:style>
    <style:style style:name="T19" style:family="text">
      <style:text-properties fo:color="#000000" style:text-outline="false" style:text-line-through-style="none" style:text-line-through-type="none" fo:font-style="normal" fo:text-shadow="none" style:text-underline-style="none" fo:font-weight="normal" officeooo:rsid="05241aba" style:letter-kerning="true" style:font-style-asian="normal" style:font-weight-asian="normal" style:text-emphasize="none"/>
    </style:style>
    <style:style style:name="T20" style:family="text">
      <style:text-properties fo:color="#000000" style:text-outline="false" style:text-line-through-style="none" style:text-line-through-type="none" fo:font-style="normal" fo:text-shadow="none" style:text-underline-style="none" fo:font-weight="normal" officeooo:rsid="0523edc8" style:letter-kerning="true" style:font-style-asian="normal" style:font-weight-asian="normal" style:text-emphasize="none"/>
    </style:style>
    <style:style style:name="T21" style:family="text">
      <style:text-properties fo:color="#000000" style:text-outline="false" style:text-line-through-style="none" style:text-line-through-type="none" fo:font-style="normal" fo:text-shadow="none" style:text-underline-style="none" fo:font-weight="normal" officeooo:rsid="04f59c99" style:letter-kerning="true" style:font-style-asian="normal" style:font-weight-asian="normal" style:text-emphasize="none"/>
    </style:style>
    <style:style style:name="T22" style:family="text">
      <style:text-properties fo:color="#000000" style:text-outline="false" style:text-line-through-style="none" style:text-line-through-type="none" fo:font-style="normal" fo:text-shadow="none" style:text-underline-style="none" fo:font-weight="normal" officeooo:rsid="04f763ac" style:letter-kerning="true" style:font-style-asian="normal" style:font-weight-asian="normal" style:text-emphasize="none"/>
    </style:style>
    <style:style style:name="T23" style:family="text">
      <style:text-properties fo:color="#000000" style:text-outline="false" style:text-line-through-style="none" style:text-line-through-type="none" fo:font-style="normal" fo:text-shadow="none" style:text-underline-style="none" fo:font-weight="normal" officeooo:rsid="0524c990" style:letter-kerning="true" style:font-style-asian="normal" style:font-weight-asian="normal" style:text-emphasize="none"/>
    </style:style>
    <style:style style:name="T24" style:family="text">
      <style:text-properties fo:color="#000000" style:text-outline="false" style:text-line-through-style="none" style:text-line-through-type="none" fo:font-style="normal" fo:text-shadow="none" style:text-underline-style="none" fo:font-weight="normal" style:letter-kerning="true" style:font-style-asian="normal" style:font-weight-asian="normal" style:font-weight-complex="normal" style:text-emphasize="none"/>
    </style:style>
    <style:style style:name="T25" style:family="text">
      <style:text-properties fo:color="#000000" style:text-outline="false" style:text-line-through-style="none" style:text-line-through-type="none" fo:font-style="normal" fo:text-shadow="none" style:text-underline-style="none" fo:font-weight="normal" style:letter-kerning="true" style:font-style-asian="normal" style:font-weight-asian="normal" style:font-style-complex="normal" style:text-emphasize="none"/>
    </style:style>
    <style:style style:name="T26" style:family="text">
      <style:text-properties fo:color="#000000" style:text-outline="false" style:text-line-through-style="none" style:text-line-through-type="none" fo:font-style="normal" fo:text-shadow="none" style:text-underline-style="none" fo:font-weight="normal" officeooo:rsid="04f803b4" style:letter-kerning="true" style:font-style-asian="normal" style:font-weight-asian="normal" style:font-style-complex="normal" style:text-emphasize="none"/>
    </style:style>
    <style:style style:name="T27" style:family="text">
      <style:text-properties fo:color="#000000" style:text-outline="false" style:text-line-through-style="none" style:text-line-through-type="none" fo:font-style="normal" fo:text-shadow="none" style:text-underline-style="none" fo:font-weight="normal" officeooo:rsid="04fe0b56" style:letter-kerning="true" style:font-style-asian="normal" style:font-weight-asian="normal" style:font-style-complex="normal" style:text-emphasize="none"/>
    </style:style>
    <style:style style:name="T28" style:family="text">
      <style:text-properties fo:color="#000000" style:text-outline="false" style:text-line-through-style="none" style:text-line-through-type="none" fo:font-style="normal" fo:text-shadow="none" style:text-underline-style="none" fo:font-weight="normal" officeooo:rsid="04ffe036" style:letter-kerning="true" style:font-style-asian="normal" style:font-weight-asian="normal" style:font-style-complex="normal" style:text-emphasize="none"/>
    </style:style>
    <style:style style:name="T29" style:family="text">
      <style:text-properties fo:color="#000000" style:text-outline="false" style:text-line-through-style="none" style:text-line-through-type="none" fo:font-style="normal" fo:text-shadow="none" style:text-underline-style="none" fo:font-weight="normal" officeooo:rsid="050a153b" style:letter-kerning="true" style:font-style-asian="normal" style:font-weight-asian="normal" style:font-style-complex="normal" style:text-emphasize="none"/>
    </style:style>
    <style:style style:name="T30" style:family="text">
      <style:text-properties fo:color="#000000" style:text-outline="false" style:text-line-through-style="none" style:text-line-through-type="none" fo:font-style="normal" fo:text-shadow="none" style:text-underline-style="none" fo:font-weight="normal" officeooo:rsid="0525add7" style:letter-kerning="true" style:font-style-asian="normal" style:font-weight-asian="normal" style:font-style-complex="normal" style:text-emphasize="none"/>
    </style:style>
    <style:style style:name="T31" style:family="text">
      <style:text-properties fo:color="#000000" style:text-outline="false" style:text-line-through-style="none" style:text-line-through-type="none" fo:font-style="normal" fo:text-shadow="none" style:text-underline-style="none" fo:font-weight="normal" officeooo:rsid="05294dd2" style:letter-kerning="true" style:font-style-asian="normal" style:font-weight-asian="normal" style:font-style-complex="normal" style:text-emphasize="none"/>
    </style:style>
    <style:style style:name="T32" style:family="text">
      <style:text-properties fo:color="#000000" style:text-outline="false" style:text-line-through-style="none" style:text-line-through-type="none" fo:font-style="normal" fo:text-shadow="none" style:text-underline-style="none" fo:font-weight="normal" officeooo:rsid="052b474b" style:letter-kerning="true" style:font-style-asian="normal" style:font-weight-asian="normal" style:font-style-complex="normal" style:text-emphasize="none"/>
    </style:style>
    <style:style style:name="T33" style:family="text">
      <style:text-properties fo:color="#000000" style:text-outline="false" style:text-line-through-style="none" style:text-line-through-type="none" fo:font-style="normal" fo:text-shadow="none" style:text-underline-style="none" fo:font-weight="normal" officeooo:rsid="04fc3ed4" style:letter-kerning="true" style:font-style-asian="normal" style:font-weight-asian="normal" style:font-style-complex="normal" style:text-emphasize="none"/>
    </style:style>
    <style:style style:name="T34" style:family="text">
      <style:text-properties fo:color="#000000" style:text-outline="false" style:text-line-through-style="none" style:text-line-through-type="none" fo:font-style="normal" fo:text-shadow="none" style:text-underline-style="none" fo:font-weight="normal" officeooo:rsid="052d2011" style:letter-kerning="true" style:font-style-asian="normal" style:font-weight-asian="normal" style:font-style-complex="normal" style:text-emphasize="none"/>
    </style:style>
    <style:style style:name="T35" style:family="text">
      <style:text-properties fo:color="#000000" style:text-outline="false" style:text-line-through-style="none" style:text-line-through-type="none" fo:font-style="normal" fo:text-shadow="none" style:text-underline-style="none" fo:font-weight="normal" officeooo:rsid="05331108" style:letter-kerning="true" style:font-style-asian="normal" style:font-weight-asian="normal" style:font-style-complex="normal" style:text-emphasize="none"/>
    </style:style>
    <style:style style:name="T36" style:family="text">
      <style:text-properties fo:color="#000000" style:text-outline="false" style:text-line-through-style="none" style:text-line-through-type="none" fo:font-style="italic" fo:text-shadow="none" style:text-underline-style="none" fo:font-weight="normal" style:letter-kerning="true" style:font-style-asian="italic" style:font-weight-asian="normal" style:text-emphasize="none"/>
    </style:style>
    <style:style style:name="T37" style:family="text">
      <style:text-properties fo:color="#000000" style:text-outline="false" style:text-line-through-style="none" style:text-line-through-type="none" fo:font-style="italic" fo:text-shadow="none" style:text-underline-style="none" fo:font-weight="normal" officeooo:rsid="04e9d028" style:letter-kerning="true" style:font-style-asian="italic" style:font-weight-asian="normal" style:text-emphasize="none"/>
    </style:style>
    <style:style style:name="T38" style:family="text">
      <style:text-properties fo:color="#000000" style:text-outline="false" style:text-line-through-style="none" style:text-line-through-type="none" fo:font-style="italic" fo:text-shadow="none" style:text-underline-style="none" fo:font-weight="normal" officeooo:rsid="04eb2453" style:letter-kerning="true" style:font-style-asian="italic" style:font-weight-asian="normal" style:text-emphasize="none"/>
    </style:style>
    <style:style style:name="T39" style:family="text">
      <style:text-properties fo:color="#000000" style:text-outline="false" style:text-line-through-style="none" style:text-line-through-type="none" fo:font-style="italic" fo:text-shadow="none" style:text-underline-style="none" fo:font-weight="normal" officeooo:rsid="04ecb6aa" style:letter-kerning="true" style:font-style-asian="italic" style:font-weight-asian="normal" style:text-emphasize="none"/>
    </style:style>
    <style:style style:name="T40" style:family="text">
      <style:text-properties fo:color="#000000" style:text-outline="false" style:text-line-through-style="none" style:text-line-through-type="none" fo:font-style="italic" fo:text-shadow="none" style:text-underline-style="none" fo:font-weight="normal" style:letter-kerning="true" style:font-style-asian="italic" style:font-weight-asian="normal" style:font-style-complex="italic" style:text-emphasize="none"/>
    </style:style>
    <style:style style:name="T41" style:family="text">
      <style:text-properties fo:color="#000000" style:text-outline="false" style:text-line-through-style="none" style:text-line-through-type="none" fo:font-style="italic" fo:text-shadow="none" style:text-underline-style="none" fo:font-weight="normal" officeooo:rsid="04f803b4" style:letter-kerning="true" style:font-style-asian="italic" style:font-weight-asian="normal" style:font-style-complex="italic" style:text-emphasize="none"/>
    </style:style>
    <style:style style:name="T42" style:family="text">
      <style:text-properties fo:color="#000000" style:text-outline="false" style:text-line-through-style="none" style:text-line-through-type="none" fo:font-style="italic" fo:text-shadow="none" style:text-underline-style="none" fo:font-weight="normal" officeooo:rsid="04fe0b56" style:letter-kerning="true" style:font-style-asian="italic" style:font-weight-asian="normal" style:font-style-complex="italic" style:text-emphasize="none"/>
    </style:style>
    <style:style style:name="T43" style:family="text">
      <style:text-properties fo:color="#000000" style:text-outline="false" style:text-line-through-style="none" style:text-line-through-type="none" fo:font-style="italic" fo:text-shadow="none" style:text-underline-style="none" fo:font-weight="normal" officeooo:rsid="04f59c99" style:letter-kerning="true" style:font-style-asian="italic" style:font-weight-asian="normal" style:font-style-complex="italic" style:text-emphasize="none"/>
    </style:style>
    <style:style style:name="T44" style:family="text">
      <style:text-properties fo:color="#000000" style:text-outline="false" style:text-line-through-style="none" style:text-line-through-type="none" fo:font-style="italic" fo:text-shadow="none" style:text-underline-style="none" fo:font-weight="normal" officeooo:rsid="0525add7" style:letter-kerning="true" style:font-style-asian="italic" style:font-weight-asian="normal" style:font-style-complex="italic" style:text-emphasize="none"/>
    </style:style>
    <style:style style:name="T45" style:family="text">
      <style:text-properties fo:color="#000000" style:text-outline="false" style:text-line-through-style="none" style:text-line-through-type="none" fo:font-style="italic" fo:text-shadow="none" style:text-underline-style="none" fo:font-weight="normal" officeooo:rsid="05241aba" style:letter-kerning="true" style:font-style-asian="italic" style:font-weight-asian="normal" style:font-style-complex="italic" style:text-emphasize="none"/>
    </style:style>
    <style:style style:name="T46" style:family="text">
      <style:text-properties fo:color="#000000" style:text-outline="false" style:text-line-through-style="none" style:text-line-through-type="none" fo:font-style="italic" fo:text-shadow="none" style:text-underline-style="none" fo:font-weight="normal" officeooo:rsid="052b474b" style:letter-kerning="true" style:font-style-asian="italic" style:font-weight-asian="normal" style:font-style-complex="italic" style:text-emphasize="none"/>
    </style:style>
    <style:style style:name="T47" style:family="text">
      <style:text-properties fo:color="#000000" style:text-outline="false" style:text-line-through-style="none" style:text-line-through-type="none" fo:font-style="italic" fo:text-shadow="none" style:text-underline-style="none" fo:font-weight="normal" officeooo:rsid="04fc3ed4" style:letter-kerning="true" style:font-style-asian="italic" style:font-weight-asian="normal" style:font-style-complex="italic" style:text-emphasize="none"/>
    </style:style>
    <style:style style:name="T48" style:family="text">
      <style:text-properties fo:color="#000000" style:text-outline="false" style:text-line-through-style="none" style:text-line-through-type="none" fo:font-style="italic" fo:text-shadow="none" style:text-underline-style="none" fo:font-weight="normal" officeooo:rsid="052d2011" style:letter-kerning="true" style:font-style-asian="italic" style:font-weight-asian="normal" style:font-style-complex="italic" style:text-emphasize="none"/>
    </style:style>
    <style:style style:name="T49" style:family="text">
      <style:text-properties fo:color="#000000" style:text-outline="false" style:text-line-through-style="none" style:text-line-through-type="none" fo:font-size="12pt" fo:font-style="normal" fo:text-shadow="none" style:text-underline-style="none" fo:font-weight="normal" style:letter-kerning="true" style:font-size-asian="12pt" style:font-style-asian="normal" style:font-weight-asian="normal" style:font-size-complex="12pt" style:font-style-complex="normal" style:text-emphasize="none"/>
    </style:style>
    <style:style style:name="T50" style:family="text">
      <style:text-properties fo:color="#000000" style:text-outline="false" style:text-line-through-style="none" style:text-line-through-type="none" fo:font-size="12pt" fo:font-style="normal" fo:text-shadow="none" style:text-underline-style="none" fo:font-weight="normal" officeooo:rsid="052e1bd7" style:letter-kerning="true" style:font-size-asian="12pt" style:font-style-asian="normal" style:font-weight-asian="normal" style:font-size-complex="12pt" style:font-style-complex="normal" style:text-emphasize="none"/>
    </style:style>
    <style:style style:name="T51" style:family="text">
      <style:text-properties fo:color="#000000" style:text-outline="false" style:text-line-through-style="none" style:text-line-through-type="none" fo:font-size="12pt" fo:font-style="italic" fo:text-shadow="none" style:text-underline-style="none" fo:font-weight="normal" style:letter-kerning="true" style:font-size-asian="12pt" style:font-style-asian="italic" style:font-weight-asian="normal" style:font-size-complex="12pt" style:font-style-complex="italic" style:text-emphasize="none"/>
    </style:style>
    <style:style style:name="T52" style:family="text">
      <style:text-properties fo:color="#000000" style:text-outline="false" style:text-line-through-style="none" style:text-line-through-type="none" fo:font-size="12pt" fo:font-style="italic" fo:text-shadow="none" style:text-underline-style="none" fo:font-weight="normal" officeooo:rsid="052e1bd7" style:letter-kerning="true" style:font-size-asian="12pt" style:font-style-asian="italic" style:font-weight-asian="normal" style:font-size-complex="12pt" style:font-style-complex="italic" style:text-emphasize="none"/>
    </style:style>
    <style:style style:name="T53" style:family="text">
      <style:text-properties fo:color="#000000" style:text-outline="false" style:text-line-through-style="none" style:text-line-through-type="none" style:text-position="sub 58%" fo:font-style="normal" fo:text-shadow="none" style:text-underline-style="none" fo:font-weight="normal" style:letter-kerning="true" style:font-style-asian="normal" style:font-weight-asian="normal" style:font-style-complex="normal" style:text-emphasize="none"/>
    </style:style>
    <style:style style:name="T54" style:family="text">
      <style:text-properties fo:color="#000000" style:text-outline="false" style:text-line-through-style="none" style:text-line-through-type="none" style:text-position="sub 58%" fo:font-style="normal" fo:text-shadow="none" style:text-underline-style="none" fo:font-weight="normal" officeooo:rsid="05331108" style:letter-kerning="true" style:font-style-asian="normal" style:font-weight-asian="normal" style:font-style-complex="normal" style:text-emphasize="none"/>
    </style:style>
    <style:style style:name="T55" style:family="text">
      <style:text-properties fo:color="#000000" style:text-outline="false" style:text-line-through-style="none" style:text-line-through-type="none" style:text-position="sub 58%" fo:font-style="normal" fo:text-shadow="none" style:text-underline-style="none" fo:font-weight="normal" officeooo:rsid="0534ff0c" style:letter-kerning="true" style:font-style-asian="normal" style:font-weight-asian="normal" style:font-style-complex="normal" style:text-emphasize="none"/>
    </style:style>
    <style:style style:name="T56" style:family="text">
      <style:text-properties fo:color="#000000" style:text-outline="false" style:text-line-through-style="none" style:text-line-through-type="none" style:text-position="sub 58%" style:font-name="David CLM" fo:font-size="12pt" fo:font-style="normal" fo:text-shadow="none" style:text-underline-style="none" fo:font-weight="normal" officeooo:rsid="05331108" style:letter-kerning="true" style:font-size-asian="12pt" style:font-style-asian="normal" style:font-weight-asian="normal" style:font-name-complex="David CLM" style:font-size-complex="12pt" style:font-style-complex="normal" style:text-emphasize="none"/>
    </style:style>
    <style:style style:name="T57" style:family="text">
      <style:text-properties fo:color="#000000" style:text-outline="false" style:text-line-through-style="none" style:text-line-through-type="none" style:text-position="0% 100%" fo:font-style="normal" fo:text-shadow="none" style:text-underline-style="none" fo:font-weight="normal" style:letter-kerning="true" style:font-style-asian="normal" style:font-weight-asian="normal" style:font-style-complex="normal" style:text-emphasize="none"/>
    </style:style>
    <style:style style:name="T58" style:family="text">
      <style:text-properties fo:color="#000000" style:text-outline="false" style:text-line-through-style="none" style:text-line-through-type="none" style:text-position="0% 100%" fo:font-style="normal" fo:text-shadow="none" style:text-underline-style="none" fo:font-weight="normal" officeooo:rsid="05331108" style:letter-kerning="true" style:font-style-asian="normal" style:font-weight-asian="normal" style:font-style-complex="normal" style:text-emphasize="none"/>
    </style:style>
    <style:style style:name="T59" style:family="text">
      <style:text-properties fo:color="#000000" style:text-outline="false" style:text-line-through-style="none" style:text-line-through-type="none" style:text-position="0% 100%" fo:font-style="normal" fo:text-shadow="none" style:text-underline-style="none" fo:font-weight="normal" officeooo:rsid="053385d6" style:letter-kerning="true" style:font-style-asian="normal" style:font-weight-asian="normal" style:font-style-complex="normal" style:text-emphasize="none"/>
    </style:style>
    <style:style style:name="T60" style:family="text">
      <style:text-properties fo:color="#000000" style:text-outline="false" style:text-line-through-style="none" style:text-line-through-type="none" style:text-position="0% 100%" fo:font-style="normal" fo:text-shadow="none" style:text-underline-style="none" fo:font-weight="normal" officeooo:rsid="05345321" style:letter-kerning="true" style:font-style-asian="normal" style:font-weight-asian="normal" style:font-style-complex="normal" style:text-emphasize="none"/>
    </style:style>
    <style:style style:name="T61" style:family="text">
      <style:text-properties fo:color="#000000" style:text-outline="false" style:text-line-through-style="none" style:text-line-through-type="none" style:text-position="0% 100%" fo:font-style="normal" fo:text-shadow="none" style:text-underline-style="none" fo:font-weight="normal" officeooo:rsid="0534ff0c" style:letter-kerning="true" style:font-style-asian="normal" style:font-weight-asian="normal" style:font-style-complex="normal" style:text-emphasize="none"/>
    </style:style>
    <style:style style:name="T62" style:family="text">
      <style:text-properties fo:color="#000000" style:text-outline="false" style:text-line-through-style="none" style:text-line-through-type="none" style:text-position="0% 100%" fo:font-style="normal" fo:text-shadow="none" style:text-underline-style="none" fo:font-weight="normal" officeooo:rsid="053638fa" style:letter-kerning="true" style:font-style-asian="normal" style:font-weight-asian="normal" style:font-style-complex="normal" style:text-emphasize="none"/>
    </style:style>
    <style:style style:name="T63" style:family="text">
      <style:text-properties fo:color="#000000" style:text-outline="false" style:text-line-through-style="none" style:text-line-through-type="none" style:text-position="0% 100%" fo:font-style="normal" fo:text-shadow="none" style:text-underline-style="none" fo:font-weight="normal" officeooo:rsid="05376508" style:letter-kerning="true" style:font-style-asian="normal" style:font-weight-asian="normal" style:font-style-complex="normal" style:text-emphasize="none"/>
    </style:style>
    <style:style style:name="T64" style:family="text">
      <style:text-properties fo:color="#000000" style:text-outline="false" style:text-line-through-style="none" style:text-line-through-type="none" style:text-position="0% 100%" fo:font-style="normal" fo:text-shadow="none" style:text-underline-style="none" fo:font-weight="normal" officeooo:rsid="053a00a6" style:letter-kerning="true" style:font-style-asian="normal" style:font-weight-asian="normal" style:font-style-complex="normal" style:text-emphasize="none"/>
    </style:style>
    <style:style style:name="T65" style:family="text">
      <style:text-properties fo:color="#000000" style:text-outline="false" style:text-line-through-style="none" style:text-line-through-type="none" style:text-position="0% 100%" fo:font-style="normal" fo:text-shadow="none" style:text-underline-style="none" fo:font-weight="normal" officeooo:rsid="0544167a" style:letter-kerning="true" style:font-style-asian="normal" style:font-weight-asian="normal" style:font-style-complex="normal" style:text-emphasize="none"/>
    </style:style>
    <style:style style:name="T66" style:family="text">
      <style:text-properties fo:color="#000000" style:text-outline="false" style:text-line-through-style="none" style:text-line-through-type="none" style:text-position="0% 100%" fo:font-style="normal" fo:text-shadow="none" style:text-underline-style="none" fo:font-weight="normal" officeooo:rsid="0546befa" style:letter-kerning="true" style:font-style-asian="normal" style:font-weight-asian="normal" style:font-style-complex="normal" style:text-emphasize="none"/>
    </style:style>
    <style:style style:name="T67" style:family="text">
      <style:text-properties fo:color="#000000" style:text-outline="false" style:text-line-through-style="none" style:text-line-through-type="none" style:text-position="0% 100%" fo:font-style="normal" fo:text-shadow="none" style:text-underline-style="none" fo:font-weight="normal" officeooo:rsid="05486e46" style:letter-kerning="true" style:font-style-asian="normal" style:font-weight-asian="normal" style:font-style-complex="normal" style:text-emphasize="none"/>
    </style:style>
    <style:style style:name="T68" style:family="text">
      <style:text-properties fo:color="#000000" style:text-outline="false" style:text-line-through-style="none" style:text-line-through-type="none" style:text-position="0% 100%" fo:font-style="normal" fo:text-shadow="none" style:text-underline-style="none" fo:font-weight="normal" officeooo:rsid="0549975c" style:letter-kerning="true" style:font-style-asian="normal" style:font-weight-asian="normal" style:font-style-complex="normal" style:text-emphasize="none"/>
    </style:style>
    <style:style style:name="T69" style:family="text">
      <style:text-properties fo:color="#000000" style:text-outline="false" style:text-line-through-style="none" style:text-line-through-type="none" style:text-position="0% 100%" fo:font-style="normal" fo:text-shadow="none" style:text-underline-style="none" fo:font-weight="normal" officeooo:rsid="054c93ec" style:letter-kerning="true" style:font-style-asian="normal" style:font-weight-asian="normal" style:font-style-complex="normal" style:text-emphasize="none"/>
    </style:style>
    <style:style style:name="T70" style:family="text">
      <style:text-properties fo:color="#000000" style:text-outline="false" style:text-line-through-style="none" style:text-line-through-type="none" style:text-position="0% 100%" fo:font-style="normal" fo:text-shadow="none" style:text-underline-style="none" fo:font-weight="normal" officeooo:rsid="054dc398" style:letter-kerning="true" style:font-style-asian="normal" style:font-weight-asian="normal" style:font-style-complex="normal" style:text-emphasize="none"/>
    </style:style>
    <style:style style:name="T71" style:family="text">
      <style:text-properties fo:color="#000000" style:text-outline="false" style:text-line-through-style="none" style:text-line-through-type="none" style:text-position="0% 100%" fo:font-style="normal" fo:text-shadow="none" style:text-underline-style="none" fo:font-weight="normal" officeooo:rsid="054fbe5f" style:letter-kerning="true" style:font-style-asian="normal" style:font-weight-asian="normal" style:font-style-complex="normal" style:text-emphasize="none"/>
    </style:style>
    <style:style style:name="T72" style:family="text">
      <style:text-properties fo:color="#000000" style:text-outline="false" style:text-line-through-style="none" style:text-line-through-type="none" style:text-position="0% 100%" fo:font-style="normal" fo:text-shadow="none" style:text-underline-style="none" fo:font-weight="normal" officeooo:rsid="054fe6e7" style:letter-kerning="true" style:font-style-asian="normal" style:font-weight-asian="normal" style:font-style-complex="normal" style:text-emphasize="none"/>
    </style:style>
    <style:style style:name="T73" style:family="text">
      <style:text-properties fo:color="#000000" style:text-outline="false" style:text-line-through-style="none" style:text-line-through-type="none" style:text-position="0% 100%" fo:font-style="normal" fo:text-shadow="none" style:text-underline-style="none" fo:font-weight="normal" officeooo:rsid="0550ab25" style:letter-kerning="true" style:font-style-asian="normal" style:font-weight-asian="normal" style:font-style-complex="normal" style:text-emphasize="none"/>
    </style:style>
    <style:style style:name="T74" style:family="text">
      <style:text-properties fo:color="#000000" style:text-outline="false" style:text-line-through-style="none" style:text-line-through-type="none" style:text-position="0% 100%" style:font-name="David CLM" fo:font-size="12pt" fo:font-style="normal" fo:text-shadow="none" style:text-underline-style="none" fo:font-weight="normal" officeooo:rsid="05331108" style:letter-kerning="true" style:font-size-asian="12pt" style:font-style-asian="normal" style:font-weight-asian="normal" style:font-name-complex="David CLM" style:font-size-complex="12pt" style:font-style-complex="normal" style:text-emphasize="none"/>
    </style:style>
    <style:style style:name="T75" style:family="text">
      <style:text-properties fo:color="#000000" style:text-outline="false" style:text-line-through-style="none" style:text-line-through-type="none" style:text-position="0% 100%" style:font-name="David CLM" fo:font-size="12pt" fo:font-style="normal" fo:text-shadow="none" style:text-underline-style="none" fo:font-weight="normal" officeooo:rsid="053385d6" style:letter-kerning="true" style:font-size-asian="12pt" style:font-style-asian="normal" style:font-weight-asian="normal" style:font-name-complex="David CLM" style:font-size-complex="12pt" style:font-style-complex="normal" style:text-emphasize="none"/>
    </style:style>
    <style:style style:name="T76" style:family="text">
      <style:text-properties fo:color="#000000" style:text-outline="false" style:text-line-through-style="none" style:text-line-through-type="none" style:text-position="0% 100%" fo:font-style="italic" fo:text-shadow="none" style:text-underline-style="none" fo:font-weight="normal" style:letter-kerning="true" style:font-style-asian="italic" style:font-weight-asian="normal" style:font-style-complex="normal" style:text-emphasize="none"/>
    </style:style>
    <style:style style:name="T77" style:family="text">
      <style:text-properties fo:color="#000000" style:text-outline="false" style:text-line-through-style="none" style:text-line-through-type="none" style:text-position="0% 100%" fo:font-style="italic" fo:text-shadow="none" style:text-underline-style="none" fo:font-weight="normal" officeooo:rsid="04ecb6aa" style:letter-kerning="true" style:font-style-asian="italic" style:font-weight-asian="normal" style:font-style-complex="normal" style:text-emphasize="none"/>
    </style:style>
    <style:style style:name="T78" style:family="text">
      <style:text-properties fo:color="#000000" style:text-outline="false" style:text-line-through-style="none" style:text-line-through-type="none" style:text-position="0% 100%" fo:font-style="italic" fo:text-shadow="none" style:text-underline-style="none" fo:font-weight="normal" officeooo:rsid="053638fa" style:letter-kerning="true" style:font-style-asian="italic" style:font-weight-asian="normal" style:font-style-complex="normal" style:text-emphasize="none"/>
    </style:style>
    <style:style style:name="T79" style:family="text">
      <style:text-properties fo:color="#000000" style:text-outline="false" style:text-line-through-style="none" style:text-line-through-type="none" style:text-position="0% 100%" fo:font-style="italic" fo:text-shadow="none" style:text-underline-style="none" fo:font-weight="normal" officeooo:rsid="053c8c78" style:letter-kerning="true" style:font-style-asian="italic" style:font-weight-asian="normal" style:font-style-complex="normal" style:text-emphasize="none"/>
    </style:style>
    <style:style style:name="T80" style:family="text">
      <style:text-properties fo:color="#000000" style:text-outline="false" style:text-line-through-style="none" style:text-line-through-type="none" style:text-position="0% 100%" fo:font-style="italic" fo:text-shadow="none" style:text-underline-style="none" fo:font-weight="normal" officeooo:rsid="053d5d67" style:letter-kerning="true" style:font-style-asian="italic" style:font-weight-asian="normal" style:font-style-complex="normal" style:text-emphasize="none"/>
    </style:style>
    <style:style style:name="T81" style:family="text">
      <style:text-properties fo:color="#000000" style:text-outline="false" style:text-line-through-style="none" style:text-line-through-type="none" style:text-position="0% 100%" fo:font-style="italic" fo:text-shadow="none" style:text-underline-style="none" fo:font-weight="normal" officeooo:rsid="053e9227" style:letter-kerning="true" style:font-style-asian="italic" style:font-weight-asian="normal" style:font-style-complex="normal" style:text-emphasize="none"/>
    </style:style>
    <style:style style:name="T82" style:family="text">
      <style:text-properties fo:color="#000000" style:text-outline="false" style:text-line-through-style="none" style:text-line-through-type="none" style:text-position="0% 100%" fo:font-style="italic" fo:text-shadow="none" style:text-underline-style="none" fo:font-weight="normal" officeooo:rsid="053fcdc2" style:letter-kerning="true" style:font-style-asian="italic" style:font-weight-asian="normal" style:font-style-complex="normal" style:text-emphasize="none"/>
    </style:style>
    <style:style style:name="T83" style:family="text">
      <style:text-properties fo:color="#000000" style:text-outline="false" style:text-line-through-style="none" style:text-line-through-type="none" style:text-position="0% 100%" fo:font-style="italic" fo:text-shadow="none" style:text-underline-style="none" fo:font-weight="normal" officeooo:rsid="054096c9" style:letter-kerning="true" style:font-style-asian="italic" style:font-weight-asian="normal" style:font-style-complex="normal" style:text-emphasize="none"/>
    </style:style>
    <style:style style:name="T84" style:family="text">
      <style:text-properties fo:color="#000000" style:text-outline="false" style:text-line-through-style="none" style:text-line-through-type="none" style:text-position="0% 100%" fo:font-style="italic" fo:text-shadow="none" style:text-underline-style="none" fo:font-weight="normal" style:letter-kerning="true" style:font-style-asian="italic" style:font-weight-asian="normal" style:font-style-complex="italic" style:text-emphasize="none"/>
    </style:style>
    <style:style style:name="T85" style:family="text">
      <style:text-properties fo:color="#000000" style:text-outline="false" style:text-line-through-style="none" style:text-line-through-type="none" style:text-position="0% 100%" fo:font-style="italic" fo:text-shadow="none" style:text-underline-style="none" fo:font-weight="normal" officeooo:rsid="053d5d67" style:letter-kerning="true" style:font-style-asian="italic" style:font-weight-asian="normal" style:font-style-complex="italic" style:text-emphasize="none"/>
    </style:style>
    <style:style style:name="T86" style:family="text">
      <style:text-properties fo:color="#000000" style:text-outline="false" style:text-line-through-style="none" style:text-line-through-type="none" style:text-position="0% 100%" fo:font-style="italic" fo:text-shadow="none" style:text-underline-style="none" fo:font-weight="bold" style:letter-kerning="true" style:font-style-asian="italic" style:font-weight-asian="bold" style:font-style-complex="normal" style:font-weight-complex="bold" style:text-emphasize="none"/>
    </style:style>
    <style:style style:name="T87" style:family="text">
      <style:text-properties fo:color="#000000" style:text-outline="false" style:text-line-through-style="none" style:text-line-through-type="none" style:text-position="0% 100%" fo:font-style="italic" fo:text-shadow="none" style:text-underline-style="none" fo:font-weight="bold" officeooo:rsid="053638fa" style:letter-kerning="true" style:font-style-asian="italic" style:font-weight-asian="bold" style:font-style-complex="normal" style:font-weight-complex="bold" style:text-emphasize="none"/>
    </style:style>
    <style:style style:name="T88" style:family="text">
      <style:text-properties fo:color="#000000" style:text-outline="false" style:text-line-through-style="none" style:text-line-through-type="none" style:text-position="super 58%" fo:font-style="italic" fo:text-shadow="none" style:text-underline-style="none" fo:font-weight="normal" officeooo:rsid="053d5d67" style:letter-kerning="true" style:font-style-asian="italic" style:font-weight-asian="normal" style:font-style-complex="normal" style:text-emphasize="none"/>
    </style:style>
    <style:style style:name="T89" style:family="text">
      <style:text-properties fo:color="#000000" style:text-outline="false" style:text-line-through-style="none" style:text-line-through-type="none" style:font-name="Liberation Sans1" fo:font-size="36pt" fo:font-style="normal" fo:text-shadow="none" style:text-underline-style="none" fo:font-weight="bold" officeooo:rsid="0559739a" style:letter-kerning="true" style:font-size-asian="36pt" style:font-style-asian="normal" style:font-weight-asian="bold" style:text-emphasize="none"/>
    </style:style>
    <style:style style:name="T90" style:family="text">
      <style:text-properties fo:color="#000000" style:text-outline="false" style:text-line-through-style="none" style:text-line-through-type="none" style:font-name="Liberation Sans1" fo:font-size="36pt" fo:font-style="normal" fo:text-shadow="none" style:text-underline-style="none" fo:font-weight="normal" style:letter-kerning="true" style:font-size-asian="36pt" style:font-style-asian="normal" style:font-weight-asian="normal" style:text-emphasize="none"/>
    </style:style>
    <style:style style:name="T91" style:family="text">
      <style:text-properties fo:color="#000000" style:text-outline="false" style:text-line-through-style="none" style:text-line-through-type="none" style:font-name="Liberation Sans1" fo:font-size="36pt" fo:font-style="normal" fo:text-shadow="none" style:text-underline-style="none" fo:font-weight="normal" officeooo:rsid="0559739a" style:letter-kerning="true" style:font-size-asian="36pt" style:font-style-asian="normal" style:font-weight-asian="normal" style:text-emphasize="none"/>
    </style:style>
    <style:style style:name="T92" style:family="text">
      <style:text-properties fo:color="#000000" style:text-outline="false" style:text-line-through-style="none" style:text-line-through-type="none" style:font-name="Liberation Sans1" fo:font-size="36pt" fo:font-style="italic" fo:text-shadow="none" style:text-underline-style="none" fo:font-weight="normal" style:letter-kerning="true" style:font-size-asian="36pt" style:font-style-asian="italic" style:font-weight-asian="normal" style:text-emphasize="none"/>
    </style:style>
    <style:style style:name="T93" style:family="text">
      <style:text-properties fo:color="#000000" style:text-outline="false" style:text-line-through-style="none" style:text-line-through-type="none" style:font-name="Liberation Sans1" fo:font-size="36pt" fo:font-style="italic" fo:text-shadow="none" style:text-underline-style="none" fo:font-weight="normal" officeooo:rsid="0559739a" style:letter-kerning="true" style:font-size-asian="36pt" style:font-style-asian="italic" style:font-weight-asian="normal" style:text-emphasize="none"/>
    </style:style>
    <style:style style:name="T94" style:family="text">
      <style:text-properties fo:color="#000000" style:text-outline="false" style:text-line-through-style="none" style:text-line-through-type="none" style:font-name="Liberation Sans1" fo:font-size="36pt" fo:font-style="italic" fo:text-shadow="none" style:text-underline-style="none" fo:font-weight="normal" officeooo:rsid="055b4aee" style:letter-kerning="true" style:font-size-asian="36pt" style:font-style-asian="italic" style:font-weight-asian="normal" style:text-emphasize="none"/>
    </style:style>
    <style:style style:name="T95" style:family="text">
      <style:text-properties fo:color="#000000" style:text-outline="false" style:text-line-through-style="none" style:text-line-through-type="none" style:font-name="Liberation Sans1" fo:font-size="36pt" fo:font-style="italic" fo:text-shadow="none" style:text-underline-style="none" fo:font-weight="normal" officeooo:rsid="055bc873" style:letter-kerning="true" style:font-size-asian="36pt" style:font-style-asian="italic" style:font-weight-asian="normal" style:text-emphasize="none"/>
    </style:style>
    <style:style style:name="T96" style:family="text">
      <style:text-properties fo:color="#000000" style:text-outline="false" style:text-line-through-style="none" style:text-line-through-type="none" style:font-name="Liberation Sans1" fo:font-size="36pt" fo:font-style="italic" fo:text-shadow="none" style:text-underline-style="none" fo:font-weight="normal" officeooo:rsid="055dafb1" style:letter-kerning="true" style:font-size-asian="36pt" style:font-style-asian="italic" style:font-weight-asian="normal" style:text-emphasize="none"/>
    </style:style>
    <style:style style:name="T97" style:family="text">
      <style:text-properties fo:color="#000000" style:text-outline="false" style:text-line-through-style="none" style:text-line-through-type="none" style:font-name="Liberation Sans1" fo:font-size="36pt" fo:font-style="italic" fo:text-shadow="none" style:text-underline-style="none" fo:font-weight="normal" officeooo:rsid="055f157d" style:letter-kerning="true" style:font-size-asian="36pt" style:font-style-asian="italic" style:font-weight-asian="normal" style:text-emphasize="none"/>
    </style:style>
    <style:style style:name="T98" style:family="text">
      <style:text-properties fo:color="#000000" style:text-outline="false" style:text-line-through-style="none" style:text-line-through-type="none" style:font-name="Liberation Sans1" fo:font-size="36pt" fo:font-style="italic" fo:text-shadow="none" style:text-underline-style="none" fo:font-weight="normal" officeooo:rsid="0566afbf" style:letter-kerning="true" style:font-size-asian="36pt" style:font-style-asian="italic" style:font-weight-asian="normal" style:text-emphasize="none"/>
    </style:style>
    <style:style style:name="T99" style:family="text">
      <style:text-properties style:use-window-font-color="true" style:text-outline="false" style:text-line-through-style="none" style:text-line-through-type="none" fo:font-style="normal" fo:text-shadow="none" style:text-underline-style="none" fo:font-weight="bold" officeooo:rsid="04e5433c" style:letter-kerning="true" style:font-style-asian="normal" style:font-weight-asian="bold" style:font-weight-complex="bold" style:text-emphasize="none"/>
    </style:style>
    <style:style style:name="T100" style:family="text">
      <style:text-properties style:use-window-font-color="true" style:text-outline="false" style:text-line-through-style="none" style:text-line-through-type="none" fo:font-style="normal" fo:text-shadow="none" style:text-underline-style="none" fo:font-weight="normal" officeooo:rsid="04e5433c" style:letter-kerning="true" style:font-style-asian="normal" style:font-weight-asian="normal" style:text-emphasize="none"/>
    </style:style>
    <style:style style:name="T101" style:family="text">
      <style:text-properties style:use-window-font-color="true" style:text-outline="false" style:text-line-through-style="none" style:text-line-through-type="none" fo:font-style="italic" fo:text-shadow="none" style:text-underline-style="none" fo:font-weight="normal" officeooo:rsid="04e5433c" style:letter-kerning="true" style:font-style-asian="italic" style:font-weight-asian="normal" style:text-emphasize="none"/>
    </style:style>
    <style:style style:name="T102" style:family="text">
      <style:text-properties officeooo:rsid="05427bce"/>
    </style:style>
    <style:style style:name="T103" style:family="text">
      <style:text-properties fo:color="#000099" style:text-outline="false" style:text-line-through-style="none" style:text-line-through-type="none" style:text-position="0% 100%" fo:font-style="normal" fo:text-shadow="none" style:text-underline-style="none" fo:font-weight="normal" officeooo:rsid="0557277b" style:letter-kerning="true" style:font-style-asian="normal" style:font-weight-asian="normal" style:font-style-complex="normal" style:text-emphasize="none"/>
    </style:style>
    <style:style style:name="T104" style:family="text">
      <style:text-properties fo:color="#000099" style:text-outline="false" style:text-line-through-style="none" style:text-line-through-type="none" fo:font-style="normal" fo:text-shadow="none" style:text-underline-style="none" fo:font-weight="normal" style:letter-kerning="true" style:font-style-asian="normal" style:font-weight-asian="normal" style:text-emphasize="none"/>
    </style:style>
    <style:style style:name="T105" style:family="text">
      <style:text-properties fo:color="#000099" style:text-outline="false" style:text-line-through-style="none" style:text-line-through-type="none" fo:font-style="normal" fo:text-shadow="none" style:text-underline-style="none" fo:font-weight="normal" officeooo:rsid="05415ffa" style:letter-kerning="true" style:font-style-asian="normal" style:font-weight-asian="normal" style:text-emphasize="none"/>
    </style:style>
    <style:style style:name="T106" style:family="text">
      <style:text-properties fo:color="#000099" style:text-outline="false" style:text-line-through-style="none" style:text-line-through-type="none" fo:font-style="italic" fo:text-shadow="none" style:text-underline-style="none" fo:font-weight="normal" style:letter-kerning="true" style:font-style-asian="italic" style:font-weight-asian="normal" style:text-emphasize="none"/>
    </style:style>
    <style:style style:name="T107" style:family="text">
      <style:text-properties fo:color="#000099" style:text-outline="false" style:text-line-through-style="none" style:text-line-through-type="none" fo:font-style="italic" fo:text-shadow="none" style:text-underline-style="none" fo:font-weight="normal" officeooo:rsid="05415ffa" style:letter-kerning="true" style:font-style-asian="italic" style:font-weight-asian="normal" style:text-emphasize="none"/>
    </style:style>
    <style:style style:name="T108" style:family="text">
      <style:text-properties officeooo:rsid="05578ca2"/>
    </style:style>
    <style:style style:name="T109" style:family="text">
      <style:text-properties style:font-name="Times New Roman" fo:font-size="12pt" fo:font-style="normal" officeooo:rsid="04e0a58e" style:font-size-asian="12pt" style:font-style-asian="normal" style:font-name-complex="David CLM" style:font-size-complex="12pt" style:font-style-complex="normal"/>
    </style:style>
    <style:style style:name="T110" style:family="text">
      <style:text-properties style:font-name="Times New Roman" fo:font-style="normal" style:font-style-asian="normal" style:font-style-complex="normal"/>
    </style:style>
    <style:style style:name="T111" style:family="text">
      <style:text-properties style:font-name="Times New Roman" fo:font-style="normal" officeooo:rsid="056149b3" style:font-style-asian="normal" style:font-style-complex="normal"/>
    </style:style>
    <style:style style:name="T112" style:family="text">
      <style:text-properties officeooo:rsid="05647f53"/>
    </style:style>
    <style:style style:name="T113" style:family="text">
      <style:text-properties officeooo:rsid="05663ba3"/>
    </style:style>
    <text:list-style style:name="L1">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5" text:outline-level="1">אלגוריתמים לחלוקה הוגנת של שכר דירה<text:span text:style-name="T3"> - המשך</text:span></text:h>
      <text:p text:style-name="P3">המודל <text:span text:style-name="T3">הקרדינלי</text:span></text:p>
      <text:p text:style-name="P22">במודל הקרדינלי, כל אחד מהשותפים מייחס <text:span text:style-name="T1">ערך מספרי </text:span>לכל חדר<text:span text:style-name="T4">, המשקף את הסכום המירבי (לחודש) שהוא מוכן לשלם עבור החדר. ההנחות הן:</text:span></text:p>
      <text:p text:style-name="P23">* החדרים הם סבירים - סכום הערכים שכל שותף מייחס לכל החדרים שווה לפחות כמו שכר-הדירה הכולל.</text:p>
      <text:p text:style-name="P23">* הדיירים הם <text:span text:style-name="T2">קוואזי-ליניאריים </text:span>- אם דייר חושב שחדר מסויים שווה v, ושכר-הדירה על החדר הזה הוא p, אז ה<text:span text:style-name="T2">תועלת </text:span>של הדייר (= רמת השמחה שלו) היא v פחות p.</text:p>
      <text:p text:style-name="P24"><text:span text:style-name="T5">במודל זה, </text:span><text:span text:style-name="T2">חלוקה ללא קנאה </text:span>היא חלוקה שבה כל שותף מקבל חדר עם תג-מחיר, כך שהתועלת של כל שותף מהחדר שלו גדולה לפחות כמו התועלת שלו מכל חדר אחר (ֻבהינתן המחירים).</text:p>
      <text:p text:style-name="P25">הנחת הקוואזי-ליניאריות בדרך-כלל סותרת את "הנחת הדיירים העניים" מהמודל האורדינלי<text:span text:style-name="T2"> (מדוע?)</text:span>.<text:span text:style-name="T6"> לכן, אלגוריתם סימונס-סו לא יעבוד.</text:span></text:p>
      <text:p text:style-name="P4">הגינות ויעילות</text:p>
      <text:p text:style-name="P10">כהכנה לאלגוריתם, נוכיח משפט מעניין המקשר בין הגינות ליעילות בבעיית חלוקת החדרים.</text:p>
      <text:p text:style-name="P11"><text:span text:style-name="T99">משפט</text:span><text:span text:style-name="T100">: </text:span><text:span text:style-name="T101">בכל</text:span><text:span text:style-name="T100"> השמה ללא קנאה, סכום הערכים של הדיירים בחדרים שהם גרים בהם הוא מקסימלי.</text:span></text:p>
      <text:p text:style-name="P11"><text:span text:style-name="T9">הוכחה</text:span><text:span text:style-name="T10">: תהי X השמת-חדרים ללא קנאה.</text:span><text:span text:style-name="T11"> </text:span><text:span text:style-name="T10">תהי Y השמה אחרת כלשהי. לפי הגדרת קנאה:</text:span></text:p>
      <text:p text:style-name="P28"><text:span text:style-name="T36">V</text:span><text:span text:style-name="T7">i</text:span><text:span text:style-name="T36">(X</text:span><text:span text:style-name="T7">i</text:span><text:span text:style-name="T36">) – P(X</text:span><text:span text:style-name="T7">i</text:span><text:span text:style-name="T36">) </text:span><text:span text:style-name="T37"><text:s/></text:span><text:span text:style-name="T36">≥</text:span><text:span text:style-name="T37"> </text:span><text:span text:style-name="T36"><text:s/>V</text:span><text:span text:style-name="T7">i</text:span><text:span text:style-name="T36">(Y</text:span><text:span text:style-name="T7">i</text:span><text:span text:style-name="T36">) – P(Y</text:span><text:span text:style-name="T7">i</text:span><text:span text:style-name="T36">)</text:span></text:p>
      <text:p text:style-name="P29"><text:span text:style-name="T10">נסכום על כל הדיירים, </text:span><text:span text:style-name="T36">i</text:span><text:span text:style-name="T10"> בין 1 ל-</text:span><text:span text:style-name="T36">n</text:span><text:span text:style-name="T10">:</text:span></text:p>
      <text:p text:style-name="P54"><text:span text:style-name="T36">∑(V</text:span><text:span text:style-name="T7">i</text:span><text:span text:style-name="T36">(X</text:span><text:span text:style-name="T7">i</text:span><text:span text:style-name="T36">) – P(X</text:span><text:span text:style-name="T7">i</text:span><text:span text:style-name="T36">)) </text:span><text:span text:style-name="T38"><text:s/></text:span><text:span text:style-name="T36">≥</text:span><text:span text:style-name="T38"> </text:span><text:span text:style-name="T36"><text:s/>∑(V</text:span><text:span text:style-name="T7">i</text:span><text:span text:style-name="T36">(Y</text:span><text:span text:style-name="T7">i</text:span><text:span text:style-name="T36">) – P(Y</text:span><text:span text:style-name="T7">i</text:span><text:span text:style-name="T36">))</text:span></text:p>
      <text:p text:style-name="P54"><text:span text:style-name="T36">∑V</text:span><text:span text:style-name="T7">i</text:span><text:span text:style-name="T36">(X</text:span><text:span text:style-name="T7">i</text:span><text:span text:style-name="T36">) – ∑P(X</text:span><text:span text:style-name="T7">i</text:span><text:span text:style-name="T36">) ≥ ∑V</text:span><text:span text:style-name="T7">i</text:span><text:span text:style-name="T36">(Y</text:span><text:span text:style-name="T7">i</text:span><text:span text:style-name="T36">) – ∑P(Y</text:span><text:span text:style-name="T7">i</text:span><text:span text:style-name="T36">)</text:span></text:p>
      <text:p text:style-name="P29"><text:span text:style-name="T24">בשני</text:span><text:span text:style-name="T9"> </text:span><text:span text:style-name="T10">הצדדים, סכום המחירים שווה למחיר הדירה.</text:span><text:span text:style-name="T12"> לכן אפשר לצמצם אותו ומקבלים:</text:span></text:p>
      <text:p text:style-name="P55"><text:span text:style-name="T39">∑V</text:span><text:span text:style-name="T8">i</text:span><text:span text:style-name="T39">(X</text:span><text:span text:style-name="T8">i</text:span><text:span text:style-name="T39">) ≥ ∑V</text:span><text:span text:style-name="T8">i</text:span><text:span text:style-name="T39">(Y</text:span><text:span text:style-name="T8">i</text:span><text:span text:style-name="T39">)</text:span></text:p>
      <text:p text:style-name="P30"><text:span text:style-name="T13">מכאן</text:span><text:span text:style-name="T17">:</text:span><text:span text:style-name="T13"> בהשמה X, סכום הערכים גדול לפחות כמו בהשמה Y</text:span><text:span text:style-name="T17">.</text:span><text:span text:style-name="T14"> ***</text:span></text:p>
      <text:p text:style-name="P31"><text:span text:style-name="T13">ש</text:span><text:span text:style-name="T10">ימו לב - יש הבדל בין הבעיה הזאת לבעיית חלוקת העוגה: בחלוקת העוגה, היינו צריכים לעבוד קשה כדי למצוא חלוקה שהיא גם ללא-קנאה וגם יעילה. כאן, </text:span><text:span text:style-name="T9">כל</text:span><text:span text:style-name="T10"> חלוקה ללא-קנאה היא יעילה. </text:span></text:p>
      <text:p text:style-name="P32"><text:span text:style-name="T10">המשפט הזה</text:span><text:span text:style-name="T17"> נותן לנו </text:span><text:span text:style-name="T10">כיוון </text:span><text:span text:style-name="T17">לאלגוריתם למציאת </text:span><text:span text:style-name="T10">חלוקה ללא קנאה. נעבוד בשני שלבים:</text:span></text:p>
      <text:list xml:id="list8225097631253438515" text:style-name="L1">
        <text:list-item>
          <text:p text:style-name="P66">שלב א: נמצא השמה של אנשים לחדרים, הממקסמת את סכום הערכים. </text:p>
        </text:list-item>
        <text:list-item>
          <text:p text:style-name="P69"><text:span text:style-name="T10">שלב </text:span><text:span text:style-name="T15">ב: נקבע מחיר לכל חדר, כך שההשמה עם המחירים היא ללא קנאה.</text:span></text:p>
        </text:list-item>
      </text:list>
      <text:p text:style-name="P12"/>
      <text:p text:style-name="P5"><text:soft-page-break/>שלב א: מציאת השמה עם סכום ערכים מקסימלי</text:p>
      <text:p text:style-name="P33"><text:span text:style-name="T10">נניח שיש n אנשים ו-n חדרים. כמה השמות שונות של אנשים לחדרים יש? תשובה: n! (עצרת). אם n קטן אפשר לבדוק את כולן, אבל אם n גדול זה לא מעשי.</text:span><text:span text:style-name="T19"> </text:span><text:span text:style-name="T18">א</text:span><text:span text:style-name="T20">נחנו נראה איך אפשר לפתור את הבעיה הזאת </text:span><text:span text:style-name="T19">ביעילות</text:span><text:span text:style-name="T20">.</text:span></text:p>
      <text:p text:style-name="P35"><text:span text:style-name="T20">ה</text:span><text:span text:style-name="T10">שם הכללי של הבעיה הזאת הוא בעיית </text:span><text:span text:style-name="T45">שידוך עם משקל מקסימלי</text:span><text:span text:style-name="T19"> (maximum-weight matching).</text:span><text:span text:style-name="T23"> </text:span><text:span text:style-name="T10">הקלט לבעיה הוא </text:span><text:span text:style-name="T40">גרף דו-צדדי: </text:span><text:span text:style-name="T25">הצמתים בגרף מחולקים לשתי קבוצות, וכל קשת מקשרת בין צומת בקבוצה א לצומת בקבוצה ב. לכל קשת בגרף יש </text:span><text:span text:style-name="T40">משקל </text:span><text:span text:style-name="T25">חיובי. </text:span><text:span text:style-name="T40">שידוך </text:span><text:span text:style-name="T25">בגרף הוא אוסף של קשתות, כך שכל צומת נוגע בקשת אחת לכל היותר (כל צומת משודך לצומת אחר יחיד, או לא משודך כלל).</text:span><text:span text:style-name="T32"> </text:span><text:span text:style-name="T46">שידוך מושלם </text:span><text:span text:style-name="T32">בגרף הוא שידוך שבו כל הצמתים משודכים - כל צומת נוגע בקשת אחת בדיוק. </text:span><text:span text:style-name="T40">המשקל </text:span><text:span text:style-name="T25">של שידוך כלשהו הוא סכום משקלי הקשתות </text:span><text:span text:style-name="T31">המשתתפות </text:span><text:span text:style-name="T25">בשידוך. המטרה </text:span><text:span text:style-name="T31">היא למצוא שידוך </text:span><text:span text:style-name="T32">מושלם, </text:span><text:span text:style-name="T31">שהמשקל הכולל </text:span><text:span text:style-name="T32">שלו הוא הגדול ביותר האפשרי.</text:span></text:p>
      <text:p text:style-name="P36"><text:span text:style-name="T32">א</text:span><text:span text:style-name="T25">גב, לבעיה הזאת יש שם נוסף - </text:span><text:span text:style-name="T43">בעיית ההשמה </text:span><text:span text:style-name="T21">(assignment problem)</text:span><text:span text:style-name="T10">. יש </text:span><text:span text:style-name="T23">לה </text:span><text:span text:style-name="T22">הרבה מאד שימושים בתעשיה ובחקר-ביצועים - לא רק בחלוקה הוגנת. </text:span><text:span text:style-name="T10">בבעיית ההשמה, </text:span><text:span text:style-name="T16">יש n עובדים ו-n משימות. לכל זוג של עובד-משימה ישנה </text:span><text:span text:style-name="T41">עלות </text:span><text:span text:style-name="T26">מסויימת הקובעת, למשל, כמה זמן העובד צריך כדי לבצע את המשימה. צריך לתת משימה אחת לכל עובד, כך שסכום העלויות הוא מינימלי.</text:span><text:span text:style-name="T27"> </text:span><text:span text:style-name="T42">לדוגמה</text:span><text:span text:style-name="T27">: תחנת מוניות מסויימת מקבלת בו-זמנית 3 הזמנות לנסיעה. לתחנה יש 3 מוניות הנמצאות במקומות שונים. לכל זוג מונית-נוסע ישנה עלות הנובעת מהזמן שייקח למונית להגיע אל הנוסע. התחנה צר</text:span><text:span text:style-name="T28">יכה להתאים מונית לכל נוסע, כך שסכום זמני ההגעה יהיה </text:span><text:span text:style-name="T48">מינימלי</text:span><text:span text:style-name="T28">.</text:span><text:span text:style-name="T34"> <text:s text:c="2"/></text:span><text:span text:style-name="T28">בבעיית חלוקת החדרים, אנחנו </text:span><text:span text:style-name="T33">מחפשים השמה שבה סכום הערכים הוא </text:span><text:span text:style-name="T47">מקסימלי</text:span><text:span text:style-name="T33">, אבל ההבדל הזה הוא טכני בלבד - אם יש לנו פתרון לבעיית ההשמה עם סכום מינימלי, אנחנו יכולים פשוט להריץ אותו עם ערכים שליליים, ונקבל פתרון עם סכום מקסימלי.</text:span></text:p>
      <text:p text:style-name="P34"><text:span text:style-name="T25">יש אלגוריתמים רבים לפתרון בעיית ההשמה</text:span><text:span text:style-name="T30">. אחד המפורסמים שבהם הוא </text:span><text:span text:style-name="T40">האלגוריתם ההונגרי</text:span><text:span text:style-name="T29"> (Hungarian Algorithm / Munkres Algorithm / Kuhn Algorithm).</text:span><text:span text:style-name="T30"> אבל, בשיעור הזה נלמד אלגוריתם אחר המסתמך על </text:span><text:span text:style-name="T44">תיכנות ליניארי</text:span><text:span text:style-name="T30">.</text:span></text:p>
      <text:p text:style-name="P47"><text:span text:style-name="T50">ראינו </text:span><text:span text:style-name="T49">בשיעור הקודם</text:span><text:span text:style-name="T50">, שישנם אלגוריתמים וכלי-תוכנה יעילים לפתרון בעיות אופטימיזציה עם משתנים רציפים, למשל ב Mathematica. הבעיה היא, שבעיית האופטימיזציה הנוכחית היא </text:span><text:span text:style-name="T52">בדידה</text:span><text:span text:style-name="T50"> - אין כאן משתנים רציפים - כל חדר נמסר לאדם אחד לכל היותר.</text:span></text:p>
      <text:p text:style-name="P48"><text:span text:style-name="T49">הפתרון הוא להציג את הבעיה כבעיה </text:span><text:span text:style-name="T51">רציפה</text:span><text:span text:style-name="T49">, ואז להוכיח שהפתרון המתקבל הוא </text:span><text:span text:style-name="T51">בדיד</text:span><text:span text:style-name="T49">. </text:span></text:p>
      <text:list xml:id="list130296566191435" text:style-name="L2">
        <text:list-header>
          <text:p text:style-name="P73"><text:span text:style-name="T25">לכל קשת בגרף (בין דייר i לחדר j), נגדיר משתנה </text:span><text:span text:style-name="T35">x[i,j]</text:span><text:span text:style-name="T57"> ערך המשתנה יהיה</text:span><text:span text:style-name="T58"> 1 אם הקשת נמצאת בשידוך, ו-0 אם הקשת לא נמצאת בשידוך.</text:span></text:p>
          <text:p text:style-name="P74">כדי לוודא שהמשתנים אכן מייצגים שידוך מושלם, נגדיר אילוץ האומר שלכל צומת בגרף, סכום המשתנים של הקשתות הסמוכות לצומת הוא 1:</text:p>
        </text:list-header>
        <text:list-item>
          <text:p text:style-name="P75"><text:span text:style-name="T57">For all i: Sum </text:span><text:span text:style-name="T53">j</text:span><text:span text:style-name="T57"> x[i,j] = 1 <text:s/>, For all j: Sum </text:span><text:span text:style-name="T53">i</text:span><text:span text:style-name="T57"> x[i,j] = 1</text:span></text:p>
        </text:list-item>
      </text:list>
      <text:p text:style-name="P43"><text:span text:style-name="T57">נניח שהמשקל של הקשת i,j הוא w[i,j]. אז </text:span><text:span text:style-name="T60">המשקל הכולל של השידוך הוא:</text:span></text:p>
      <text:p text:style-name="P60"><text:span text:style-name="T75">S</text:span><text:span text:style-name="T74">um</text:span><text:span text:style-name="T56">i,j</text:span><text:span text:style-name="T74"> <text:s/>w[i,j] * x[i,j]</text:span></text:p>
      <text:p text:style-name="P42"><text:span text:style-name="T57">לסיכום, הבעיה שיש לפתור היא</text:span><text:span text:style-name="T64"> (בעיה 1)</text:span><text:span text:style-name="T57">:</text:span></text:p>
      <text:p text:style-name="P56"><text:span text:style-name="T57">Maximize</text:span><text:span text:style-name="T61"> <text:s text:c="2"/></text:span><text:span text:style-name="T57"><text:s/></text:span><text:span text:style-name="T59">S</text:span><text:span text:style-name="T58">um</text:span><text:span text:style-name="T54">i,j</text:span><text:span text:style-name="T58"> <text:s/>w[i,j] * x[i,j]</text:span></text:p>
      <text:p text:style-name="P56"><text:span text:style-name="T58">S</text:span><text:span text:style-name="T57">uch that</text:span><text:span text:style-name="T61"> <text:s text:c="3"/>For all i: Sum</text:span><text:span text:style-name="T55">j</text:span><text:span text:style-name="T61"> x[i,j] = 1 <text:s/></text:span><text:span text:style-name="T63">;</text:span><text:span text:style-name="T61"> For all j: Sum</text:span><text:span text:style-name="T55">i</text:span><text:span text:style-name="T61"> x[i,j] = 1</text:span></text:p>
      <text:p text:style-name="P59"><text:span text:style-name="T57"><text:s text:c="15"/>For all i,j: <text:s/></text:span><text:span text:style-name="T62">1 </text:span><text:span text:style-name="T77">≥</text:span><text:span text:style-name="T57"> x[i,j] </text:span><text:span text:style-name="T77">≥</text:span><text:span text:style-name="T78"> 0</text:span></text:p>
      <text:p text:style-name="P59"><text:span text:style-name="T57"><text:s text:c="15"/>For all i,j: <text:s/>x[i,j] </text:span><text:span text:style-name="T78">in </text:span><text:span text:style-name="T87">Z</text:span></text:p>
      <text:p text:style-name="P51"><text:soft-page-break/>כל האילוצים מתאימים למשתנים רציפים, פרט לאילוץ האחרון - האילוץ האחרון קובע שהמשתנים צריכים להיות מספרים שלמים (בקבוצה Z).</text:p>
      <text:p text:style-name="P44"><text:span text:style-name="T76">לפתור בעיות עם אילוץ של מספרים שלמים זה עלול להיות מאד קשה. למעשה, הבעיה של </text:span><text:span text:style-name="T84">תיכנות ליניארי בשלמים</text:span><text:span text:style-name="T76"> <text:s/>(Integer Linear Programming) ידועה כבעיה NP-קשה - זה אומר שכנראה לא נמצא פתרון כללי לבעיה זו.</text:span></text:p>
      <text:p text:style-name="P44"><text:span text:style-name="T76">למרבה השמחה, במקרה המיוחד שלנו, אפשר לפתור את הבעיה </text:span><text:span text:style-name="T84">בלי </text:span><text:span text:style-name="T76">האילוץ האחרון - והפתרון שנקבל יהיה שלם!</text:span></text:p>
      <text:p text:style-name="P52">לפני שנוכיח את זה, נסו את זה ב-Mathematica (יש מחברת מוכנה בתת-תיקיה code) - הכניסו את הבעיה עם האילוצים הרציפים בלבד, ותראו שהפתרון המתקבל הוא שלם. עכשיו נוכיח שזה תמיד נכון.</text:p>
      <text:p text:style-name="P45"><text:span text:style-name="T86">משפט</text:span><text:span text:style-name="T76">: אם לבעיה 1 קיים פתרון</text:span><text:span text:style-name="T82"> מקסימלי</text:span><text:span text:style-name="T76">, אז קיים גם פתרון </text:span><text:span text:style-name="T82">מקסימלי </text:span><text:span text:style-name="T76">שבו כל ערכי המשתנים הם שלמים.</text:span></text:p>
      <text:p text:style-name="P44"><text:span text:style-name="T86">הוכחה</text:span><text:span text:style-name="T76">: </text:span><text:span text:style-name="T79">יהי x פתרון כלשהו</text:span><text:span text:style-name="T82"> עם משקל מקסימלי</text:span><text:span text:style-name="T80">. כזכור, x הוא מטריצה עם n</text:span><text:span text:style-name="T88">2</text:span><text:span text:style-name="T80"> מספרים בין 0 ל-1. אם כל המספרים ב-x הם שלמים - סיימנו. אחרת, נבחר משתנה אחד שאינו מספר שלם. נניח שהמשתנה הזה הוא x[i1, j2]. כיוון שסכום המשתנים הסמוכים לצומת j2 חייב להיות 1 (שהוא מספר שלם), חייב להיות משתנה נוסף שאינו מספר שלם - נניח x[i3,j2]. <text:s/>לפי אותם שיקולים עבור i3, חייב להיות משתנה נוסף שאינו שלם - נניח x[i3,j4]. וכן הלאה. כיוון שמספר המשתנים סופי, חייב להיות </text:span><text:span text:style-name="T85">מעגל </text:span><text:span text:style-name="T80">של משתנים לא-שלמים. נניח שהמשתנה האחרון במעגל הוא </text:span><text:span text:style-name="T81">x[i1,j(2m)], כלומר מספר הקשתות במעגל הוא 2m (מספר הקשתות במעגל חייב להיות זוגי כי זה גרף דו-צדדי).</text:span></text:p>
      <text:p text:style-name="P46"><text:span text:style-name="T76">עכשיו נניח שאנחנו מורידים מספר קטן מאד e מכל המשתנים </text:span><text:span text:style-name="T84">האיזוגיים </text:span><text:span text:style-name="T76">במעגל, ומוסיפים את אותו e לכל המשתנים </text:span><text:span text:style-name="T84">הזוגיים </text:span><text:span text:style-name="T76">במעגל. מה קורה?</text:span></text:p>
      <text:list xml:id="list6583705589235886312" text:style-name="L3">
        <text:list-item>
          <text:p text:style-name="P67">האילוץ של כל צומת עדיין מתקיים: לכל צומת, הורדנו e מקשת סמוכה אחת, והוספנו e מקשת סמוכה אחרת, כך שסכום המשתנים הסמוכים נשאר זהה - 1.</text:p>
        </text:list-item>
        <text:list-item>
          <text:p text:style-name="P70"><text:span text:style-name="T76">אם e מספיק קטן, אז כל המשתנים עדיין בין 0 ל-1.</text:span><text:span text:style-name="T82"> אפשר לבחור את e כך שלפחות משתנה אחד יהפוך למספר שלם</text:span><text:span text:style-name="T83">: נבחר את ההפרש הקטן ביותר בין משתנה איזוגי לבין אפס, או את ההפרש הקטן ביותר בין משתנה זוגי לבין 1. כך משתנה אחד יהפוך לשלם, וכל השאר יישארו בין אפס לאחד.</text:span></text:p>
        </text:list-item>
        <text:list-item>
          <text:p text:style-name="P68">המשקל הכולל של הפתרון לא משתנה: הוא לא יכול לגדול - כי הנחנו ש-x הוא פתרון עם משקל מקסימלי. הוא לא יכול לקטון - כי אילו הוא היה קטן, היינו יכולים להחליף את e במינוס e ומקבלים פתרון חדש עם משקל גדול יותר - וזו שוב סתירה לכך ש x הוא פתרון עם משקל מקסימלי.</text:p>
        </text:list-item>
      </text:list>
      <text:p text:style-name="P13">בסך-הכל, קיבלנו פתרון מקסימלי חדש, עם משתנה לא-שלם אחד פחות.</text:p>
      <text:p text:style-name="P13">נמשיך כך להוריד מעגלים, ונקבל פתרון שבו כל המשתנים שלמים!<text:span text:style-name="T112"> ***</text:span></text:p>
      <text:p text:style-name="P14">כאמור, ישנם אלגוריתמים שונים לפתרון הבעיה, כגון האלגוריתם ההונגרי. אבל הם הרבה יותר מסובכים למימוש. לדוגמה, בויקיפדיה בדף Hungarian Algorithm ישנם כמה מימושים של אלגוריתם זה. מימוש טיפוסי דורש 300 שורות<text:span text:style-name="T113"> קוד</text:span>. לעומת זאת, פתרון בעיית אופטימיזציה ב Mathematica דורש בערך 10 שורות<text:span text:style-name="T113"> קוד</text:span>.</text:p>
      <text:p text:style-name="P6">שלב <text:span text:style-name="T102">ב</text:span>: <text:span text:style-name="T102">קביעת המחירים</text:span></text:p>
      <text:p text:style-name="P38"><text:span text:style-name="T57">מצאנו השמה הממקסמת את סכום הערכים</text:span><text:span text:style-name="T65">. אז אנחנו כבר יודעים איזה דייר לשים באיזה חדר. </text:span></text:p>
      <text:p text:style-name="P39"><text:span text:style-name="T57">כדי להשלים את הפתרון, אנחנו צריכים לקבוע </text:span><text:span text:style-name="T84">מחיר </text:span><text:span text:style-name="T57">לכל חדר, כך שההשמה תהיה ללא קנאה.</text:span></text:p>
      <text:p text:style-name="P49">בנוסף, אנחנו צריכים לוודא שסכום המחירים מכסה את שכר-הדירה.</text:p>
      <text:p text:style-name="P49"><text:soft-page-break/>איך נעשה את זה?</text:p>
      <text:p text:style-name="P40"><text:span text:style-name="T57">דרך אחת אפשרית היא לפתור</text:span><text:span text:style-name="T66"> עוד</text:span><text:span text:style-name="T57"> </text:span><text:span text:style-name="T84">בעיית אופטימיזציה</text:span><text:span text:style-name="T57">. הפעם הבעיה </text:span><text:span text:style-name="T66">תהיה </text:span><text:span text:style-name="T57">רציפה - כי המחיר הוא </text:span><text:span text:style-name="T66">משתנה רציף. יהיו לנו רק n משתנים - לכל חדר i יהיה משתנה </text:span><text:span text:style-name="T67">p[i]</text:span><text:span text:style-name="T66"> הקובע את מחיר החדר. </text:span><text:span text:style-name="T69">נגדיר את האילוצים כך שהחלוקה תהיה ללא קנאה. </text:span></text:p>
      <text:p text:style-name="P41"><text:span text:style-name="T66">יש כמה בעיות שאפשר לפתור. למשל, אפשר למצוא את וקטור-המחירים עם הסכום הקטן ביותר</text:span><text:span text:style-name="T71">. </text:span><text:span text:style-name="T72">בתוכנית למטה, הביטוי d[i] מציין את הדייר המשוייך לחדר מספר i <text:s/>(לפי הפתרון של הבעיה הקודמת):</text:span></text:p>
      <text:p text:style-name="P57"><text:span text:style-name="T70">Minimize</text:span><text:span text:style-name="T61"> <text:s text:c="2"/></text:span><text:span text:style-name="T57"><text:s/></text:span><text:span text:style-name="T59">S</text:span><text:span text:style-name="T58">um</text:span><text:span text:style-name="T54">i</text:span><text:span text:style-name="T58"> </text:span><text:span text:style-name="T68">p</text:span><text:span text:style-name="T58">[i]</text:span></text:p>
      <text:p text:style-name="P58"><text:span text:style-name="T58">S</text:span><text:span text:style-name="T57">uch that</text:span><text:span text:style-name="T61"> <text:s text:c="3"/>For all i</text:span><text:span text:style-name="T69">, j</text:span><text:span text:style-name="T61">: </text:span><text:span text:style-name="T72">w[</text:span><text:span text:style-name="T73">d</text:span><text:span text:style-name="T72">[i], i] - p[i] </text:span><text:span text:style-name="T77">≥</text:span><text:span text:style-name="T72"> w[</text:span><text:span text:style-name="T73">d</text:span><text:span text:style-name="T72">[i], j] - p[j]</text:span></text:p>
      <text:p text:style-name="P50">עכשיו נשאר רק לוודא שסכום המחירים שווה למחיר הכולל של הדירה. זה קל - אם הסכום קטן יותר או גדול יותר, פשוט מחלקים את ההפרש במספר החדרים, ומוסיפים או מפחיתים לכל חדר את אותה כמות. החלוקה עדיין נשארת ללא קנאה.</text:p>
      <text:p text:style-name="P7">מימושים והדגמות</text:p>
      <text:p text:style-name="P27">אלגוריתם <text:span text:style-name="T108">לחלוקת שכר-דירה </text:span>מומש בכמה מקומות<text:span text:style-name="T108"> - אתם מוזמנים לנסות:</text:span></text:p>
      <text:list xml:id="list5926988988453720790" text:style-name="L4">
        <text:list-item>
          <text:p text:style-name="P71"><text:span text:style-name="T103">א</text:span><text:span text:style-name="T105">תר לקבוצות רכישה <text:s/></text:span><text:span text:style-name="T107">http://tora.us.fm/fairness/home</text:span></text:p>
        </text:list-item>
        <text:list-item>
          <text:p text:style-name="P71"><text:span text:style-name="T104">אתר לחלוקת ירושות <text:s text:c="2"/></text:span><text:span text:style-name="T106">http://tora.us.fm/fairness/home/ab.html</text:span></text:p>
        </text:list-item>
        <text:list-item>
          <text:p text:style-name="P72">אלג. גל-מש-פרוקצ’יה-זיק: <text:s text:c="2"/>http://www.spliddit.org/apps/rent</text:p>
        </text:list-item>
      </text:list>
      <text:p text:style-name="P21"/>
      <text:p text:style-name="P53"/>
      <text:p text:style-name="P8">בעיית הטרמפיסט</text:p>
      <text:p text:style-name="P17"><text:span text:style-name="T89">אחת הבעיות </text:span><text:span text:style-name="T90">במודל הקרדינלי</text:span><text:span text:style-name="T91"> היא, שהמחירים עלולים להיות שליליים</text:span><text:span text:style-name="T93">. </text:span><text:span text:style-name="T94">לדוגמה, נניח שהערכים הם:</text:span></text:p>
      <table:table table:name="Table1" table:style-name="Table1">
        <table:table-column table:style-name="Table1.A"/>
        <table:table-column table:style-name="Table1.B"/>
        <table:table-column table:style-name="Table1.C"/>
        <table:table-row>
          <table:table-cell table:style-name="Table1.A1" office:value-type="string">
            <text:p text:style-name="P62"/>
          </table:table-cell>
          <table:table-cell table:style-name="Table1.A1" office:value-type="string">
            <text:p text:style-name="P61">סלון</text:p>
          </table:table-cell>
          <table:table-cell table:style-name="Table1.C1" office:value-type="string">
            <text:p text:style-name="P61">מרתף</text:p>
          </table:table-cell>
        </table:table-row>
        <table:table-row>
          <table:table-cell table:style-name="Table1.A2" office:value-type="string">
            <text:p text:style-name="P61">דייר א</text:p>
          </table:table-cell>
          <table:table-cell table:style-name="Table1.A2" office:value-type="string">
            <text:p text:style-name="P61">150</text:p>
          </table:table-cell>
          <table:table-cell table:style-name="Table1.C2" office:value-type="string">
            <text:p text:style-name="P61">0</text:p>
          </table:table-cell>
        </table:table-row>
        <table:table-row>
          <table:table-cell table:style-name="Table1.A2" office:value-type="string">
            <text:p text:style-name="P61">דייר ב </text:p>
          </table:table-cell>
          <table:table-cell table:style-name="Table1.A2" office:value-type="string">
            <text:p text:style-name="P61">140</text:p>
          </table:table-cell>
          <table:table-cell table:style-name="Table1.C2" office:value-type="string">
            <text:p text:style-name="P61">10</text:p>
          </table:table-cell>
        </table:table-row>
      </table:table>
      <text:p text:style-name="P18"><text:span text:style-name="T93">ו</text:span><text:span text:style-name="T92">מחיר הדירה הוא 100.</text:span><text:span text:style-name="T97"> </text:span><text:span text:style-name="T92"><text:s/></text:span><text:span text:style-name="T93">ה</text:span><text:span text:style-name="T92">השמה חייבת למקסם את סכום הערכים - לכן חייבים לשים את דייר א בסלון ואת דייר ב במרתף.</text:span></text:p>
      <text:p text:style-name="P15">כדי שדייר ב לא יקנא, ההפרש במחירים חייב להיות לפחות 130. לכן המחיר של הסלון חייב להיות 115 והמחיר של המרתף מינוס 15. משלמים לדייר ב כדי שיגור במרתף!</text:p>
      <text:p text:style-name="P18"><text:span text:style-name="T92">הפתרון הזה לא מתקבל על הדעת - </text:span><text:span text:style-name="T95">הדיירים בוודאי לא יסכימו לשלם למישהו כדי שיגור במרתף - הם יעדיפו לוותר על המרתף...</text:span></text:p>
      <text:p text:style-name="P16">פתרון פשוט למקרה זה הוא להפוך את כל המחירים השליליים ל-0, ולחלק את היתרה בין השחקנים האחרים. הבעיה היא, שהפתרון יהיה עם קנאה. אבל, הדיירים היחידים שיקנאו יהיו הדיירים שמקבלים חדר בחינם.</text:p>
      <text:p text:style-name="P19"><text:span text:style-name="T92">האם אפשר למצוא פתרון </text:span><text:span text:style-name="T96">שהוא גם ללא-קנאה וגם בלי טרמפיסטים? התשובה היא כן - הפתרון האורדינלי. אבל לפתרון האורדינלי יש בעיה אחרת - הוא מניח את הנחת "הדיירים העניים".</text:span></text:p>
      <text:p text:style-name="P20"><text:span text:style-name="T96">ש</text:span><text:span text:style-name="T92">וב הגענו ל</text:span><text:span text:style-name="T98">"טרילמה" (</text:span><text:span text:style-name="T92">דילמה משולשת</text:span><text:span text:style-name="T98">)</text:span><text:span text:style-name="T92">: יש לנו שלושה פתרונות, כל פתרון מקיים שתי תכונות, ואין אף פתרון שמקיים את כל שלוש התכונות (דיירים לא-עניים, אין קנאה, אין טרמפיסטים).</text:span></text:p>
      <text:p text:style-name="P9"><text:soft-page-break/>מקורות</text:p>
      <text:list xml:id="list3995296843100290467" text:style-name="L5">
        <text:list-item>
          <text:p text:style-name="P63"><text:span text:style-name="Citation"><text:span text:style-name="T110">Bernd Gärtner and </text:span></text:span><text:a xlink:type="simple" xlink:href="https://en.wikipedia.org/wiki/Jiří_Matoušek_(mathematician)" text:style-name="Internet_20_link" text:visited-style-name="Visited_20_Internet_20_Link"><text:span text:style-name="Citation"><text:span text:style-name="T110">Jiří Matoušek</text:span></text:span></text:a><text:span text:style-name="Citation"><text:span text:style-name="T110"> (2006). </text:span></text:span><text:span text:style-name="Citation"><text:span text:style-name="T111">"</text:span></text:span><text:span text:style-name="Citation"><text:span text:style-name="T110">Understanding and Using Linear Programming</text:span></text:span><text:span text:style-name="Citation"><text:span text:style-name="T111">"</text:span></text:span><text:span text:style-name="Citation"><text:span text:style-name="T110">. Pages 31-37.</text:span></text:span></text:p>
        </text:list-item>
        <text:list-item>
          <text:p text:style-name="P64"><text:span text:style-name="Citation"><text:span text:style-name="T109">Gal, Ya'akov (Kobi); Mash, Moshe; Procaccia, Ariel D.; Zick, Yair (2016). </text:span></text:span><text:a xlink:type="simple" xlink:href="http://dl.acm.org/citation.cfm?id=2940716.2940724" text:style-name="Internet_20_link" text:visited-style-name="Visited_20_Internet_20_Link"><text:span text:style-name="Citation"><text:span text:style-name="T109">"Which Is the Fairest (Rent Division) of Them All?"</text:span></text:span></text:a><text:span text:style-name="Citation"><text:span text:style-name="T109">. ACM: 67–84. </text:span></text:span><text:a xlink:type="simple" xlink:href="https://en.wikipedia.org/wiki/Digital_object_identifier" text:style-name="Internet_20_link" text:visited-style-name="Visited_20_Internet_20_Link"><text:span text:style-name="Citation"><text:span text:style-name="T109">doi</text:span></text:span></text:a><text:span text:style-name="Citation"><text:span text:style-name="T109">:</text:span></text:span><text:a xlink:type="simple" xlink:href="https://doi.org/10.1145%2F2940716.2940724" text:style-name="Internet_20_link" text:visited-style-name="Visited_20_Internet_20_Link"><text:span text:style-name="Citation"><text:span text:style-name="T109">10.1145/2940716.2940724</text:span></text:span></text:a><text:span text:style-name="Citation"><text:span text:style-name="T109">. </text:span></text:span><text:a xlink:type="simple" xlink:href="https://en.wikipedia.org/wiki/International_Standard_Book_Number" text:style-name="Internet_20_link" text:visited-style-name="Visited_20_Internet_20_Link"><text:span text:style-name="Citation"><text:span text:style-name="T109">ISBN</text:span></text:span></text:a><text:span text:style-name="Citation"><text:span text:style-name="T109"> </text:span></text:span><text:a xlink:type="simple" xlink:href="https://en.wikipedia.org/wiki/Special:BookSources/9781450339360" text:style-name="Internet_20_link" text:visited-style-name="Visited_20_Internet_20_Link"><text:span text:style-name="Citation"><text:span text:style-name="T109">9781450339360</text:span></text:span></text:a><text:span text:style-name="Citation"><text:span text:style-name="T109">.</text:span></text:span></text:p>
        </text:list-item>
      </text:list>
      <text:p text:style-name="P37"/>
      <text:p text:style-name="P26">סיכם: אראל סגל-הלוי.</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Nachlieli CLM2" svg:font-family="'Nachlieli CLM'"/>
    <style:font-face style:name="Liberation Sans1" svg:font-family="'Liberation Sans'" style:font-adornments="Regular" style:font-pitch="fixed"/>
    <style:font-face style:name="Monospace" svg:font-family="Monospace" style:font-adornments="Regular" style:font-pitch="fixed"/>
    <style:font-face style:name="David CLM" svg:font-family="'David CLM'" style:font-pitch="variable"/>
    <style:font-face style:name="David CLM1" svg:font-family="'David CLM'" style:font-adornments="Regular" style:font-pitch="variable"/>
    <style:font-face style:name="Arial" svg:font-family="Arial" style:font-family-generic="roman" style:font-pitch="variable"/>
    <style:font-face style:name="Liberation Serif" svg:font-family="'Liberation Serif'" style:font-family-generic="roman" style:font-pitch="variable"/>
    <style:font-face style:name="Nachlieli CLM" svg:font-family="'Nachlieli CLM'" style:font-family-generic="roman" style:font-pitch="variable"/>
    <style:font-face style:name="OpenSymbol" svg:font-family="OpenSymbol, 'Arial Unicode MS'" style:font-family-generic="roman" style:font-pitch="variable"/>
    <style:font-face style:name="Times New Roman" svg:font-family="'Times New Roman'" style:font-family-generic="roman" style:font-pitch="variable"/>
    <style:font-face style:name="WenQuanYi Micro Hei" svg:font-family="'WenQuanYi Micro Hei'"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Nachlieli CLM1" svg:font-family="'Nachlieli CLM'"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Nachlieli CLM1"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Nachlieli CLM1"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end" style:justify-single-word="false" style:page-number="auto" style:writing-mode="rl-tb"/>
      <style:text-properties style:font-name="Monospace" fo:font-family="Monospace" style:font-style-name="Regular" style:font-pitch="fixed" officeooo:rsid="00daaae4" style:font-size-asian="10.5pt" style:font-name-complex="David CLM1" style:font-family-complex="'David CLM'" style:font-style-name-complex="Regular" style:font-pitch-complex="variable" style:font-weight-complex="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achlieli CLM1"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achlieli CLM2" style:font-family-complex="'Nachlieli CLM'"/>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achlieli CLM2" style:font-family-complex="'Nachlieli CLM'"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achlieli CLM2" style:font-family-complex="'Nachlieli CLM'"/>
    </style:style>
    <style:style style:name="Heading_20_1" style:display-name="Heading 1" style:family="paragraph" style:parent-style-name="Heading" style:next-style-name="Text_20_body" style:default-outline-level="1" style:class="text">
      <loext:graphic-properties draw:fill-image-width="0in" draw:fill-image-height="0in"/>
      <style:paragraph-properties fo:margin-left="0in" fo:margin-right="0in" fo:margin-top="0.1665in" fo:margin-bottom="0.0835in" loext:contextual-spacing="false" fo:text-indent="0in" style:auto-text-indent="false" style:writing-mode="rl-tb"/>
      <style:text-properties fo:font-size="150%" fo:font-weight="bold" style:font-size-asian="130%" style:font-weight-asian="bold" style:font-size-complex="150%" style:font-weight-complex="bold"/>
    </style:style>
    <style:style style:name="Quotations" style:family="paragraph" style:parent-style-name="Standard" style:class="html">
      <loext:graphic-properties draw:fill="solid" draw:fill-color="#ffff66" draw:fill-image-width="0in" draw:fill-image-height="0in"/>
      <style:paragraph-properties fo:background-color="#ffff66" style:shadow="none" style:writing-mode="rl-tb"/>
    </style:style>
    <style:style style:name="Heading_20_2" style:display-name="Heading 2" style:family="paragraph" style:parent-style-name="Heading" style:class="text" style:master-page-name="">
      <style:paragraph-properties fo:margin-left="0in" fo:margin-right="0in" fo:text-align="end" style:justify-single-word="false" fo:text-indent="0in" style:auto-text-indent="false" style:page-number="auto" style:writing-mode="rl-tb"/>
      <style:text-properties fo:color="#000000" style:font-name="Monospace" fo:font-family="Monospace" style:font-style-name="Regular" style:font-pitch="fixed" fo:font-size="12pt" fo:font-style="normal" fo:font-weight="normal" officeooo:rsid="0263e2f8" style:font-size-asian="12pt" style:font-style-asian="normal" style:font-weight-asian="normal" style:font-size-complex="16pt" style:font-style-complex="normal" style:font-weight-complex="normal"/>
    </style:style>
    <style:style style:name="Header" style:family="paragraph" style:parent-style-name="Standard" style:class="extra"/>
    <style:style style:name="Heading_20_3" style:display-name="Heading 3" style:family="paragraph" style:parent-style-name="Heading" style:class="text"/>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loext:contextual-spacing="false" style:line-height-at-least="0.139in" fo:text-align="center"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style:line-height-at-least="0.139in" fo:text-align="center"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Master1-Default_7e_LT_7e_Gliederung_20_1" style:display-name="Master1-Default~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Default_7e_LT_7e_Gliederung_20_2" style:display-name="Master1-Default~LT~Gliederung 2" style:family="paragraph" style:parent-style-name="Master1-Default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Default_7e_LT_7e_Gliederung_20_3" style:display-name="Master1-Default~LT~Gliederung 3" style:family="paragraph" style:parent-style-name="Master1-Default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Default_7e_LT_7e_Gliederung_20_4" style:display-name="Master1-Default~LT~Gliederung 4" style:family="paragraph" style:parent-style-name="Master1-Default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5" style:display-name="Master1-Default~LT~Gliederung 5" style:family="paragraph" style:parent-style-name="Master1-Default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6" style:display-name="Master1-Default~LT~Gliederung 6" style:family="paragraph" style:parent-style-name="Master1-Default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7" style:display-name="Master1-Default~LT~Gliederung 7" style:family="paragraph" style:parent-style-name="Master1-Default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8" style:display-name="Master1-Default~LT~Gliederung 8" style:family="paragraph" style:parent-style-name="Master1-Default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9" style:display-name="Master1-Default~LT~Gliederung 9" style:family="paragraph" style:parent-style-name="Master1-Default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Titel" style:display-name="Master1-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Default_7e_LT_7e_Untertitel" style:display-name="Master1-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Default_7e_LT_7e_Notizen" style:display-name="Master1-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Default_7e_LT_7e_Hintergrundobjekte" style:display-name="Master1-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Default_7e_LT_7e_Hintergrund" style:display-name="Master1-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font-name="Nachlieli CLM" fo:font-family="'Nachlieli CLM'" style:font-family-generic="roman" style:font-pitch="variable" fo:font-size="18pt" style:letter-kerning="true"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ay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ay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1" style:display-name="Master1-Layout1-title-שקופית-כותרת~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title-שקופית-כותרת_7e_LT_7e_Gliederung_20_2" style:display-name="Master1-Layout1-title-שקופית-כותרת~LT~Gliederung 2" style:family="paragraph" style:parent-style-name="Master1-Layout1-title-שקופית-כותרת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title-שקופית-כותרת_7e_LT_7e_Gliederung_20_3" style:display-name="Master1-Layout1-title-שקופית-כותרת~LT~Gliederung 3" style:family="paragraph" style:parent-style-name="Master1-Layout1-title-שקופית-כותרת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title-שקופית-כותרת_7e_LT_7e_Gliederung_20_4" style:display-name="Master1-Layout1-title-שקופית-כותרת~LT~Gliederung 4" style:family="paragraph" style:parent-style-name="Master1-Layout1-title-שקופית-כותרת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5" style:display-name="Master1-Layout1-title-שקופית-כותרת~LT~Gliederung 5" style:family="paragraph" style:parent-style-name="Master1-Layout1-title-שקופית-כותרת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6" style:display-name="Master1-Layout1-title-שקופית-כותרת~LT~Gliederung 6" style:family="paragraph" style:parent-style-name="Master1-Layout1-title-שקופית-כותרת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7" style:display-name="Master1-Layout1-title-שקופית-כותרת~LT~Gliederung 7" style:family="paragraph" style:parent-style-name="Master1-Layout1-title-שקופית-כותרת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8" style:display-name="Master1-Layout1-title-שקופית-כותרת~LT~Gliederung 8" style:family="paragraph" style:parent-style-name="Master1-Layout1-title-שקופית-כותרת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9" style:display-name="Master1-Layout1-title-שקופית-כותרת~LT~Gliederung 9" style:family="paragraph" style:parent-style-name="Master1-Layout1-title-שקופית-כותרת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Titel" style:display-name="Master1-Layout1-title-שקופית-כותרת~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title-שקופית-כותרת_7e_LT_7e_Untertitel" style:display-name="Master1-Layout1-title-שקופית-כותרת~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title-שקופית-כותרת_7e_LT_7e_Notizen" style:display-name="Master1-Layout1-title-שקופית-כותרת~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title-שקופית-כותרת_7e_LT_7e_Hintergrundobjekte" style:display-name="Master1-Layout1-title-שקופית-כותרת~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1-title-שקופית-כותרת_7e_LT_7e_Hintergrund" style:display-name="Master1-Layout1-title-שקופית-כותרת~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2-obj-כותרת-ותוכן_7e_LT_7e_Gliederung_20_1" style:display-name="Master1-Layout2-obj-כותרת-ותוכן~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2-obj-כותרת-ותוכן_7e_LT_7e_Gliederung_20_2" style:display-name="Master1-Layout2-obj-כותרת-ותוכן~LT~Gliederung 2" style:family="paragraph" style:parent-style-name="Master1-Layout2-obj-כותרת-ותוכן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2-obj-כותרת-ותוכן_7e_LT_7e_Gliederung_20_3" style:display-name="Master1-Layout2-obj-כותרת-ותוכן~LT~Gliederung 3" style:family="paragraph" style:parent-style-name="Master1-Layout2-obj-כותרת-ותוכן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2-obj-כותרת-ותוכן_7e_LT_7e_Gliederung_20_4" style:display-name="Master1-Layout2-obj-כותרת-ותוכן~LT~Gliederung 4" style:family="paragraph" style:parent-style-name="Master1-Layout2-obj-כותרת-ותוכן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5" style:display-name="Master1-Layout2-obj-כותרת-ותוכן~LT~Gliederung 5" style:family="paragraph" style:parent-style-name="Master1-Layout2-obj-כותרת-ותוכן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6" style:display-name="Master1-Layout2-obj-כותרת-ותוכן~LT~Gliederung 6" style:family="paragraph" style:parent-style-name="Master1-Layout2-obj-כותרת-ותוכן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7" style:display-name="Master1-Layout2-obj-כותרת-ותוכן~LT~Gliederung 7" style:family="paragraph" style:parent-style-name="Master1-Layout2-obj-כותרת-ותוכן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8" style:display-name="Master1-Layout2-obj-כותרת-ותוכן~LT~Gliederung 8" style:family="paragraph" style:parent-style-name="Master1-Layout2-obj-כותרת-ותוכן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9" style:display-name="Master1-Layout2-obj-כותרת-ותוכן~LT~Gliederung 9" style:family="paragraph" style:parent-style-name="Master1-Layout2-obj-כותרת-ותוכן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Titel" style:display-name="Master1-Layout2-obj-כותרת-ותוכן~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2-obj-כותרת-ותוכן_7e_LT_7e_Untertitel" style:display-name="Master1-Layout2-obj-כותרת-ותוכן~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2-obj-כותרת-ותוכן_7e_LT_7e_Notizen" style:display-name="Master1-Layout2-obj-כותרת-ותוכן~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2-obj-כותרת-ותוכן_7e_LT_7e_Hintergrundobjekte" style:display-name="Master1-Layout2-obj-כותרת-ותוכן~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2-obj-כותרת-ותוכן_7e_LT_7e_Hintergrund" style:display-name="Master1-Layout2-obj-כותרת-ותוכן~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3-secHead-כותרת-מקטע-עליונה_7e_LT_7e_Gliederung_20_1" style:display-name="Master1-Layout3-secHead-כותרת-מקטע-עליונה~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3-secHead-כותרת-מקטע-עליונה_7e_LT_7e_Gliederung_20_2" style:display-name="Master1-Layout3-secHead-כותרת-מקטע-עליונה~LT~Gliederung 2" style:family="paragraph" style:parent-style-name="Master1-Layout3-secHead-כותרת-מקטע-עליונה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3-secHead-כותרת-מקטע-עליונה_7e_LT_7e_Gliederung_20_3" style:display-name="Master1-Layout3-secHead-כותרת-מקטע-עליונה~LT~Gliederung 3" style:family="paragraph" style:parent-style-name="Master1-Layout3-secHead-כותרת-מקטע-עליונה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3-secHead-כותרת-מקטע-עליונה_7e_LT_7e_Gliederung_20_4" style:display-name="Master1-Layout3-secHead-כותרת-מקטע-עליונה~LT~Gliederung 4" style:family="paragraph" style:parent-style-name="Master1-Layout3-secHead-כותרת-מקטע-עליונה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5" style:display-name="Master1-Layout3-secHead-כותרת-מקטע-עליונה~LT~Gliederung 5" style:family="paragraph" style:parent-style-name="Master1-Layout3-secHead-כותרת-מקטע-עליונה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6" style:display-name="Master1-Layout3-secHead-כותרת-מקטע-עליונה~LT~Gliederung 6" style:family="paragraph" style:parent-style-name="Master1-Layout3-secHead-כותרת-מקטע-עליונה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7" style:display-name="Master1-Layout3-secHead-כותרת-מקטע-עליונה~LT~Gliederung 7" style:family="paragraph" style:parent-style-name="Master1-Layout3-secHead-כותרת-מקטע-עליונה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8" style:display-name="Master1-Layout3-secHead-כותרת-מקטע-עליונה~LT~Gliederung 8" style:family="paragraph" style:parent-style-name="Master1-Layout3-secHead-כותרת-מקטע-עליונה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9" style:display-name="Master1-Layout3-secHead-כותרת-מקטע-עליונה~LT~Gliederung 9" style:family="paragraph" style:parent-style-name="Master1-Layout3-secHead-כותרת-מקטע-עליונה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Titel" style:display-name="Master1-Layout3-secHead-כותרת-מקטע-עליונה~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3-secHead-כותרת-מקטע-עליונה_7e_LT_7e_Untertitel" style:display-name="Master1-Layout3-secHead-כותרת-מקטע-עליונ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3-secHead-כותרת-מקטע-עליונה_7e_LT_7e_Notizen" style:display-name="Master1-Layout3-secHead-כותרת-מקטע-עליונ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3-secHead-כותרת-מקטע-עליונה_7e_LT_7e_Hintergrundobjekte" style:display-name="Master1-Layout3-secHead-כותרת-מקטע-עליונ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3-secHead-כותרת-מקטע-עליונה_7e_LT_7e_Hintergrund" style:display-name="Master1-Layout3-secHead-כותרת-מקטע-עליונ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4-twoObj-שני-תכנים_7e_LT_7e_Gliederung_20_1" style:display-name="Master1-Layout4-twoObj-שני-תכנים~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4-twoObj-שני-תכנים_7e_LT_7e_Gliederung_20_2" style:display-name="Master1-Layout4-twoObj-שני-תכנים~LT~Gliederung 2" style:family="paragraph" style:parent-style-name="Master1-Layout4-twoObj-שני-תכנים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4-twoObj-שני-תכנים_7e_LT_7e_Gliederung_20_3" style:display-name="Master1-Layout4-twoObj-שני-תכנים~LT~Gliederung 3" style:family="paragraph" style:parent-style-name="Master1-Layout4-twoObj-שני-תכנים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4-twoObj-שני-תכנים_7e_LT_7e_Gliederung_20_4" style:display-name="Master1-Layout4-twoObj-שני-תכנים~LT~Gliederung 4" style:family="paragraph" style:parent-style-name="Master1-Layout4-twoObj-שני-תכנים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5" style:display-name="Master1-Layout4-twoObj-שני-תכנים~LT~Gliederung 5" style:family="paragraph" style:parent-style-name="Master1-Layout4-twoObj-שני-תכנים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6" style:display-name="Master1-Layout4-twoObj-שני-תכנים~LT~Gliederung 6" style:family="paragraph" style:parent-style-name="Master1-Layout4-twoObj-שני-תכנים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7" style:display-name="Master1-Layout4-twoObj-שני-תכנים~LT~Gliederung 7" style:family="paragraph" style:parent-style-name="Master1-Layout4-twoObj-שני-תכנים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8" style:display-name="Master1-Layout4-twoObj-שני-תכנים~LT~Gliederung 8" style:family="paragraph" style:parent-style-name="Master1-Layout4-twoObj-שני-תכנים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9" style:display-name="Master1-Layout4-twoObj-שני-תכנים~LT~Gliederung 9" style:family="paragraph" style:parent-style-name="Master1-Layout4-twoObj-שני-תכנים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Titel" style:display-name="Master1-Layout4-twoObj-שני-תכנים~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4-twoObj-שני-תכנים_7e_LT_7e_Untertitel" style:display-name="Master1-Layout4-twoObj-שני-תכנים~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4-twoObj-שני-תכנים_7e_LT_7e_Notizen" style:display-name="Master1-Layout4-twoObj-שני-תכנים~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4-twoObj-שני-תכנים_7e_LT_7e_Hintergrundobjekte" style:display-name="Master1-Layout4-twoObj-שני-תכנים~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4-twoObj-שני-תכנים_7e_LT_7e_Hintergrund" style:display-name="Master1-Layout4-twoObj-שני-תכנים~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5-twoTxTwoObj-השוואה_7e_LT_7e_Gliederung_20_1" style:display-name="Master1-Layout5-twoTxTwoObj-השוואה~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5-twoTxTwoObj-השוואה_7e_LT_7e_Gliederung_20_2" style:display-name="Master1-Layout5-twoTxTwoObj-השוואה~LT~Gliederung 2" style:family="paragraph" style:parent-style-name="Master1-Layout5-twoTxTwoObj-השוואה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5-twoTxTwoObj-השוואה_7e_LT_7e_Gliederung_20_3" style:display-name="Master1-Layout5-twoTxTwoObj-השוואה~LT~Gliederung 3" style:family="paragraph" style:parent-style-name="Master1-Layout5-twoTxTwoObj-השוואה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5-twoTxTwoObj-השוואה_7e_LT_7e_Gliederung_20_4" style:display-name="Master1-Layout5-twoTxTwoObj-השוואה~LT~Gliederung 4" style:family="paragraph" style:parent-style-name="Master1-Layout5-twoTxTwoObj-השוואה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5" style:display-name="Master1-Layout5-twoTxTwoObj-השוואה~LT~Gliederung 5" style:family="paragraph" style:parent-style-name="Master1-Layout5-twoTxTwoObj-השוואה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6" style:display-name="Master1-Layout5-twoTxTwoObj-השוואה~LT~Gliederung 6" style:family="paragraph" style:parent-style-name="Master1-Layout5-twoTxTwoObj-השוואה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7" style:display-name="Master1-Layout5-twoTxTwoObj-השוואה~LT~Gliederung 7" style:family="paragraph" style:parent-style-name="Master1-Layout5-twoTxTwoObj-השוואה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8" style:display-name="Master1-Layout5-twoTxTwoObj-השוואה~LT~Gliederung 8" style:family="paragraph" style:parent-style-name="Master1-Layout5-twoTxTwoObj-השוואה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9" style:display-name="Master1-Layout5-twoTxTwoObj-השוואה~LT~Gliederung 9" style:family="paragraph" style:parent-style-name="Master1-Layout5-twoTxTwoObj-השוואה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Titel" style:display-name="Master1-Layout5-twoTxTwoObj-השוואה~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5-twoTxTwoObj-השוואה_7e_LT_7e_Untertitel" style:display-name="Master1-Layout5-twoTxTwoObj-השווא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5-twoTxTwoObj-השוואה_7e_LT_7e_Notizen" style:display-name="Master1-Layout5-twoTxTwoObj-השווא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5-twoTxTwoObj-השוואה_7e_LT_7e_Hintergrundobjekte" style:display-name="Master1-Layout5-twoTxTwoObj-השווא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5-twoTxTwoObj-השוואה_7e_LT_7e_Hintergrund" style:display-name="Master1-Layout5-twoTxTwoObj-השווא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6-titleOnly-כותרת-בלבד_7e_LT_7e_Gliederung_20_1" style:display-name="Master1-Layout6-titleOnly-כותרת-בלבד~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6-titleOnly-כותרת-בלבד_7e_LT_7e_Gliederung_20_2" style:display-name="Master1-Layout6-titleOnly-כותרת-בלבד~LT~Gliederung 2" style:family="paragraph" style:parent-style-name="Master1-Layout6-titleOnly-כותרת-בלבד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6-titleOnly-כותרת-בלבד_7e_LT_7e_Gliederung_20_3" style:display-name="Master1-Layout6-titleOnly-כותרת-בלבד~LT~Gliederung 3" style:family="paragraph" style:parent-style-name="Master1-Layout6-titleOnly-כותרת-בלבד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6-titleOnly-כותרת-בלבד_7e_LT_7e_Gliederung_20_4" style:display-name="Master1-Layout6-titleOnly-כותרת-בלבד~LT~Gliederung 4" style:family="paragraph" style:parent-style-name="Master1-Layout6-titleOnly-כותרת-בלבד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5" style:display-name="Master1-Layout6-titleOnly-כותרת-בלבד~LT~Gliederung 5" style:family="paragraph" style:parent-style-name="Master1-Layout6-titleOnly-כותרת-בלבד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6" style:display-name="Master1-Layout6-titleOnly-כותרת-בלבד~LT~Gliederung 6" style:family="paragraph" style:parent-style-name="Master1-Layout6-titleOnly-כותרת-בלבד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7" style:display-name="Master1-Layout6-titleOnly-כותרת-בלבד~LT~Gliederung 7" style:family="paragraph" style:parent-style-name="Master1-Layout6-titleOnly-כותרת-בלבד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8" style:display-name="Master1-Layout6-titleOnly-כותרת-בלבד~LT~Gliederung 8" style:family="paragraph" style:parent-style-name="Master1-Layout6-titleOnly-כותרת-בלבד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9" style:display-name="Master1-Layout6-titleOnly-כותרת-בלבד~LT~Gliederung 9" style:family="paragraph" style:parent-style-name="Master1-Layout6-titleOnly-כותרת-בלבד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Titel" style:display-name="Master1-Layout6-titleOnly-כותרת-בלבד~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6-titleOnly-כותרת-בלבד_7e_LT_7e_Untertitel" style:display-name="Master1-Layout6-titleOnly-כותרת-בלבד~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6-titleOnly-כותרת-בלבד_7e_LT_7e_Notizen" style:display-name="Master1-Layout6-titleOnly-כותרת-בלבד~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6-titleOnly-כותרת-בלבד_7e_LT_7e_Hintergrundobjekte" style:display-name="Master1-Layout6-titleOnly-כותרת-בלבד~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6-titleOnly-כותרת-בלבד_7e_LT_7e_Hintergrund" style:display-name="Master1-Layout6-titleOnly-כותרת-בלבד~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7-blank-ריק_7e_LT_7e_Gliederung_20_1" style:display-name="Master1-Layout7-blank-ריק~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7-blank-ריק_7e_LT_7e_Gliederung_20_2" style:display-name="Master1-Layout7-blank-ריק~LT~Gliederung 2" style:family="paragraph" style:parent-style-name="Master1-Layout7-blank-ריק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7-blank-ריק_7e_LT_7e_Gliederung_20_3" style:display-name="Master1-Layout7-blank-ריק~LT~Gliederung 3" style:family="paragraph" style:parent-style-name="Master1-Layout7-blank-ריק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7-blank-ריק_7e_LT_7e_Gliederung_20_4" style:display-name="Master1-Layout7-blank-ריק~LT~Gliederung 4" style:family="paragraph" style:parent-style-name="Master1-Layout7-blank-ריק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5" style:display-name="Master1-Layout7-blank-ריק~LT~Gliederung 5" style:family="paragraph" style:parent-style-name="Master1-Layout7-blank-ריק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6" style:display-name="Master1-Layout7-blank-ריק~LT~Gliederung 6" style:family="paragraph" style:parent-style-name="Master1-Layout7-blank-ריק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7" style:display-name="Master1-Layout7-blank-ריק~LT~Gliederung 7" style:family="paragraph" style:parent-style-name="Master1-Layout7-blank-ריק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8" style:display-name="Master1-Layout7-blank-ריק~LT~Gliederung 8" style:family="paragraph" style:parent-style-name="Master1-Layout7-blank-ריק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9" style:display-name="Master1-Layout7-blank-ריק~LT~Gliederung 9" style:family="paragraph" style:parent-style-name="Master1-Layout7-blank-ריק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Titel" style:display-name="Master1-Layout7-blank-ריק~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7-blank-ריק_7e_LT_7e_Untertitel" style:display-name="Master1-Layout7-blank-ריק~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7-blank-ריק_7e_LT_7e_Notizen" style:display-name="Master1-Layout7-blank-ריק~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7-blank-ריק_7e_LT_7e_Hintergrundobjekte" style:display-name="Master1-Layout7-blank-ריק~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7-blank-ריק_7e_LT_7e_Hintergrund" style:display-name="Master1-Layout7-blank-ריק~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8-objTx-תוכן-עם-כיתוב_7e_LT_7e_Gliederung_20_1" style:display-name="Master1-Layout8-objTx-תוכן-עם-כיתוב~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8-objTx-תוכן-עם-כיתוב_7e_LT_7e_Gliederung_20_2" style:display-name="Master1-Layout8-objTx-תוכן-עם-כיתוב~LT~Gliederung 2" style:family="paragraph" style:parent-style-name="Master1-Layout8-objTx-תוכן-עם-כיתוב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8-objTx-תוכן-עם-כיתוב_7e_LT_7e_Gliederung_20_3" style:display-name="Master1-Layout8-objTx-תוכן-עם-כיתוב~LT~Gliederung 3" style:family="paragraph" style:parent-style-name="Master1-Layout8-objTx-תוכן-עם-כיתוב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8-objTx-תוכן-עם-כיתוב_7e_LT_7e_Gliederung_20_4" style:display-name="Master1-Layout8-objTx-תוכן-עם-כיתוב~LT~Gliederung 4" style:family="paragraph" style:parent-style-name="Master1-Layout8-objTx-תוכן-עם-כיתוב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5" style:display-name="Master1-Layout8-objTx-תוכן-עם-כיתוב~LT~Gliederung 5" style:family="paragraph" style:parent-style-name="Master1-Layout8-objTx-תוכן-עם-כיתוב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6" style:display-name="Master1-Layout8-objTx-תוכן-עם-כיתוב~LT~Gliederung 6" style:family="paragraph" style:parent-style-name="Master1-Layout8-objTx-תוכן-עם-כיתוב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7" style:display-name="Master1-Layout8-objTx-תוכן-עם-כיתוב~LT~Gliederung 7" style:family="paragraph" style:parent-style-name="Master1-Layout8-objTx-תוכן-עם-כיתוב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8" style:display-name="Master1-Layout8-objTx-תוכן-עם-כיתוב~LT~Gliederung 8" style:family="paragraph" style:parent-style-name="Master1-Layout8-objTx-תוכן-עם-כיתוב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9" style:display-name="Master1-Layout8-objTx-תוכן-עם-כיתוב~LT~Gliederung 9" style:family="paragraph" style:parent-style-name="Master1-Layout8-objTx-תוכן-עם-כיתוב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Titel" style:display-name="Master1-Layout8-objTx-תוכן-עם-כיתוב~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8-objTx-תוכן-עם-כיתוב_7e_LT_7e_Untertitel" style:display-name="Master1-Layout8-objTx-תוכן-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8-objTx-תוכן-עם-כיתוב_7e_LT_7e_Notizen" style:display-name="Master1-Layout8-objTx-תוכן-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8-objTx-תוכן-עם-כיתוב_7e_LT_7e_Hintergrundobjekte" style:display-name="Master1-Layout8-objTx-תוכן-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8-objTx-תוכן-עם-כיתוב_7e_LT_7e_Hintergrund" style:display-name="Master1-Layout8-objTx-תוכן-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9-picTx-תמונה-עם-כיתוב_7e_LT_7e_Gliederung_20_1" style:display-name="Master1-Layout9-picTx-תמונה-עם-כיתוב~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9-picTx-תמונה-עם-כיתוב_7e_LT_7e_Gliederung_20_2" style:display-name="Master1-Layout9-picTx-תמונה-עם-כיתוב~LT~Gliederung 2" style:family="paragraph" style:parent-style-name="Master1-Layout9-picTx-תמונה-עם-כיתוב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9-picTx-תמונה-עם-כיתוב_7e_LT_7e_Gliederung_20_3" style:display-name="Master1-Layout9-picTx-תמונה-עם-כיתוב~LT~Gliederung 3" style:family="paragraph" style:parent-style-name="Master1-Layout9-picTx-תמונה-עם-כיתוב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9-picTx-תמונה-עם-כיתוב_7e_LT_7e_Gliederung_20_4" style:display-name="Master1-Layout9-picTx-תמונה-עם-כיתוב~LT~Gliederung 4" style:family="paragraph" style:parent-style-name="Master1-Layout9-picTx-תמונה-עם-כיתוב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5" style:display-name="Master1-Layout9-picTx-תמונה-עם-כיתוב~LT~Gliederung 5" style:family="paragraph" style:parent-style-name="Master1-Layout9-picTx-תמונה-עם-כיתוב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6" style:display-name="Master1-Layout9-picTx-תמונה-עם-כיתוב~LT~Gliederung 6" style:family="paragraph" style:parent-style-name="Master1-Layout9-picTx-תמונה-עם-כיתוב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7" style:display-name="Master1-Layout9-picTx-תמונה-עם-כיתוב~LT~Gliederung 7" style:family="paragraph" style:parent-style-name="Master1-Layout9-picTx-תמונה-עם-כיתוב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8" style:display-name="Master1-Layout9-picTx-תמונה-עם-כיתוב~LT~Gliederung 8" style:family="paragraph" style:parent-style-name="Master1-Layout9-picTx-תמונה-עם-כיתוב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9" style:display-name="Master1-Layout9-picTx-תמונה-עם-כיתוב~LT~Gliederung 9" style:family="paragraph" style:parent-style-name="Master1-Layout9-picTx-תמונה-עם-כיתוב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Titel" style:display-name="Master1-Layout9-picTx-תמונה-עם-כיתוב~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9-picTx-תמונה-עם-כיתוב_7e_LT_7e_Untertitel" style:display-name="Master1-Layout9-picTx-תמונה-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9-picTx-תמונה-עם-כיתוב_7e_LT_7e_Notizen" style:display-name="Master1-Layout9-picTx-תמונה-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9-picTx-תמונה-עם-כיתוב_7e_LT_7e_Hintergrundobjekte" style:display-name="Master1-Layout9-picTx-תמונה-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9-picTx-תמונה-עם-כיתוב_7e_LT_7e_Hintergrund" style:display-name="Master1-Layout9-picTx-תמונה-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10-vertTx-כותרת-וטקסט-אנכי_7e_LT_7e_Gliederung_20_1" style:display-name="Master1-Layout10-vertTx-כותרת-וטקסט-אנכי~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0-vertTx-כותרת-וטקסט-אנכי_7e_LT_7e_Gliederung_20_2" style:display-name="Master1-Layout10-vertTx-כותרת-וטקסט-אנכי~LT~Gliederung 2" style:family="paragraph" style:parent-style-name="Master1-Layout10-vertTx-כותרת-וטקסט-אנכי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0-vertTx-כותרת-וטקסט-אנכי_7e_LT_7e_Gliederung_20_3" style:display-name="Master1-Layout10-vertTx-כותרת-וטקסט-אנכי~LT~Gliederung 3" style:family="paragraph" style:parent-style-name="Master1-Layout10-vertTx-כותרת-וטקסט-אנכי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0-vertTx-כותרת-וטקסט-אנכי_7e_LT_7e_Gliederung_20_4" style:display-name="Master1-Layout10-vertTx-כותרת-וטקסט-אנכי~LT~Gliederung 4" style:family="paragraph" style:parent-style-name="Master1-Layout10-vertTx-כותרת-וטקסט-אנכי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5" style:display-name="Master1-Layout10-vertTx-כותרת-וטקסט-אנכי~LT~Gliederung 5" style:family="paragraph" style:parent-style-name="Master1-Layout10-vertTx-כותרת-וטקסט-אנכי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6" style:display-name="Master1-Layout10-vertTx-כותרת-וטקסט-אנכי~LT~Gliederung 6" style:family="paragraph" style:parent-style-name="Master1-Layout10-vertTx-כותרת-וטקסט-אנכי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7" style:display-name="Master1-Layout10-vertTx-כותרת-וטקסט-אנכי~LT~Gliederung 7" style:family="paragraph" style:parent-style-name="Master1-Layout10-vertTx-כותרת-וטקסט-אנכי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8" style:display-name="Master1-Layout10-vertTx-כותרת-וטקסט-אנכי~LT~Gliederung 8" style:family="paragraph" style:parent-style-name="Master1-Layout10-vertTx-כותרת-וטקסט-אנכי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9" style:display-name="Master1-Layout10-vertTx-כותרת-וטקסט-אנכי~LT~Gliederung 9" style:family="paragraph" style:parent-style-name="Master1-Layout10-vertTx-כותרת-וטקסט-אנכי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Titel" style:display-name="Master1-Layout10-vertTx-כותרת-וטקסט-אנכי~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0-vertTx-כותרת-וטקסט-אנכי_7e_LT_7e_Untertitel" style:display-name="Master1-Layout10-vertTx-כותרת-וטקסט-אנכי~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0-vertTx-כותרת-וטקסט-אנכי_7e_LT_7e_Notizen" style:display-name="Master1-Layout10-vertTx-כותרת-וטקסט-אנכי~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0-vertTx-כותרת-וטקסט-אנכי_7e_LT_7e_Hintergrundobjekte" style:display-name="Master1-Layout10-vertTx-כותרת-וטקסט-אנכי~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10-vertTx-כותרת-וטקסט-אנכי_7e_LT_7e_Hintergrund" style:display-name="Master1-Layout10-vertTx-כותרת-וטקסט-אנכי~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11-vertTitleAndTx-כותרת-אנכית-וטקסט_7e_LT_7e_Gliederung_20_1" style:display-name="Master1-Layout11-vertTitleAndTx-כותרת-אנכית-וטקסט~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1-vertTitleAndTx-כותרת-אנכית-וטקסט_7e_LT_7e_Gliederung_20_2" style:display-name="Master1-Layout11-vertTitleAndTx-כותרת-אנכית-וטקסט~LT~Gliederung 2" style:family="paragraph" style:parent-style-name="Master1-Layout11-vertTitleAndTx-כותרת-אנכית-וטקסט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1-vertTitleAndTx-כותרת-אנכית-וטקסט_7e_LT_7e_Gliederung_20_3" style:display-name="Master1-Layout11-vertTitleAndTx-כותרת-אנכית-וטקסט~LT~Gliederung 3" style:family="paragraph" style:parent-style-name="Master1-Layout11-vertTitleAndTx-כותרת-אנכית-וטקסט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1-vertTitleAndTx-כותרת-אנכית-וטקסט_7e_LT_7e_Gliederung_20_4" style:display-name="Master1-Layout11-vertTitleAndTx-כותרת-אנכית-וטקסט~LT~Gliederung 4" style:family="paragraph" style:parent-style-name="Master1-Layout11-vertTitleAndTx-כותרת-אנכית-וטקסט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5" style:display-name="Master1-Layout11-vertTitleAndTx-כותרת-אנכית-וטקסט~LT~Gliederung 5" style:family="paragraph" style:parent-style-name="Master1-Layout11-vertTitleAndTx-כותרת-אנכית-וטקסט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6" style:display-name="Master1-Layout11-vertTitleAndTx-כותרת-אנכית-וטקסט~LT~Gliederung 6" style:family="paragraph" style:parent-style-name="Master1-Layout11-vertTitleAndTx-כותרת-אנכית-וטקסט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7" style:display-name="Master1-Layout11-vertTitleAndTx-כותרת-אנכית-וטקסט~LT~Gliederung 7" style:family="paragraph" style:parent-style-name="Master1-Layout11-vertTitleAndTx-כותרת-אנכית-וטקסט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8" style:display-name="Master1-Layout11-vertTitleAndTx-כותרת-אנכית-וטקסט~LT~Gliederung 8" style:family="paragraph" style:parent-style-name="Master1-Layout11-vertTitleAndTx-כותרת-אנכית-וטקסט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9" style:display-name="Master1-Layout11-vertTitleAndTx-כותרת-אנכית-וטקסט~LT~Gliederung 9" style:family="paragraph" style:parent-style-name="Master1-Layout11-vertTitleAndTx-כותרת-אנכית-וטקסט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Titel" style:display-name="Master1-Layout11-vertTitleAndTx-כותרת-אנכית-וטקסט~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1-vertTitleAndTx-כותרת-אנכית-וטקסט_7e_LT_7e_Untertitel" style:display-name="Master1-Layout11-vertTitleAndTx-כותרת-אנכית-וטקסט~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1-vertTitleAndTx-כותרת-אנכית-וטקסט_7e_LT_7e_Notizen" style:display-name="Master1-Layout11-vertTitleAndTx-כותרת-אנכית-וטקסט~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1-vertTitleAndTx-כותרת-אנכית-וטקסט_7e_LT_7e_Hintergrundobjekte" style:display-name="Master1-Layout11-vertTitleAndTx-כותרת-אנכית-וטקסט~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11-vertTitleAndTx-כותרת-אנכית-וטקסט_7e_LT_7e_Hintergrund" style:display-name="Master1-Layout11-vertTitleAndTx-כותרת-אנכית-וטקסט~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Footer" style:family="paragraph" style:parent-style-name="Standard" style:class="extra"/>
    <style:style style:name="Default_7e_LT_7e_Gliederung_20_1" style:display-name="Default~LT~Gliederung 1" style:family="paragraph" style:default-outline-level="">
      <style:paragraph-properties fo:margin-left="0.3752in" fo:margin-right="0in" fo:margin-top="0.0965in" fo:margin-bottom="0in" loext: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left="0.8126in" fo:margin-right="0in" fo:margin-top="0.0902in" fo:margin-bottom="0in" loext: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style:text-outline="false" style:text-line-through-style="none" style:text-line-through-type="none" style:font-name="Arial" fo:font-family="Arial" style:font-family-generic="roman" style:font-pitch="variable" fo:font-size="26pt" fo:font-style="normal" fo:text-shadow="none" style:text-underline-style="none" fo:font-weight="normal" style:font-size-asian="26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left="1.25in" fo:margin-right="0in" fo:margin-top="0.0835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left="1.7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Titel" style:display-name="Default~LT~Titel" style:family="paragraph" style:default-outline-level="">
      <style:paragraph-properties fo:margin-left="0in" fo:margin-right="0in" fo:margin-top="0in" fo:margin-bottom="0in" loext: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Arial" fo:font-family="Arial" style:font-family-generic="roman" style:font-pitch="variable" fo:font-size="44pt" fo:font-style="normal" fo:text-shadow="none" style:text-underline-style="none" fo:font-weight="bold" style:font-name-asian="DejaVu Sans" style:font-family-asian="'DejaVu Sans'" style:font-family-generic-asian="system" style:font-pitch-asian="variable" style:font-size-asian="44pt" style:font-style-asian="normal" style:font-weight-asian="bold" style:font-name-complex="Liberation Sans2"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3752in" fo:margin-right="0in" fo:margin-top="0.0965in" fo:margin-bottom="0in" loext: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in" fo:margin-right="0in" fo:margin-top="0.0626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Nachlieli CLM" fo:font-family="'Nachlieli CLM'"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2"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1_7e_LT_7e_Gliederung_20_1" style:display-name="Title1~LT~Gliederung 1" style:family="paragraph" style:default-outline-level="">
      <style:paragraph-properties fo:margin-left="0.3752in" fo:margin-right="0in" fo:margin-top="0.0965in" fo:margin-bottom="0in" loext: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1_7e_LT_7e_Gliederung_20_2" style:display-name="Title1~LT~Gliederung 2" style:family="paragraph" style:parent-style-name="Title1_7e_LT_7e_Gliederung_20_1" style:default-outline-level="">
      <style:paragraph-properties fo:margin-left="0.8126in" fo:margin-right="0in" fo:margin-top="0.0902in" fo:margin-bottom="0in" loext: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style:text-outline="false" style:text-line-through-style="none" style:text-line-through-type="none" style:font-name="Arial" fo:font-family="Arial" style:font-family-generic="roman" style:font-pitch="variable" fo:font-size="26pt" fo:font-style="normal" fo:text-shadow="none" style:text-underline-style="none" fo:font-weight="normal" style:letter-kerning="true" style:font-size-asian="26pt" style:font-style-asian="normal" style:font-weight-asian="normal" style:text-emphasize="none"/>
    </style:style>
    <style:style style:name="Title1_7e_LT_7e_Gliederung_20_3" style:display-name="Title1~LT~Gliederung 3" style:family="paragraph" style:parent-style-name="Title1_7e_LT_7e_Gliederung_20_2" style:default-outline-level="">
      <style:paragraph-properties fo:margin-left="1.25in" fo:margin-right="0in" fo:margin-top="0.0835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le1_7e_LT_7e_Gliederung_20_4" style:display-name="Title1~LT~Gliederung 4" style:family="paragraph" style:parent-style-name="Title1_7e_LT_7e_Gliederung_20_3" style:default-outline-level="">
      <style:paragraph-properties fo:margin-left="1.7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5" style:display-name="Title1~LT~Gliederung 5" style:family="paragraph" style:parent-style-name="Title1_7e_LT_7e_Gliederung_20_4"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6" style:display-name="Title1~LT~Gliederung 6" style:family="paragraph" style:parent-style-name="Title1_7e_LT_7e_Gliederung_20_5"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7" style:display-name="Title1~LT~Gliederung 7" style:family="paragraph" style:parent-style-name="Title1_7e_LT_7e_Gliederung_20_6"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8" style:display-name="Title1~LT~Gliederung 8" style:family="paragraph" style:parent-style-name="Title1_7e_LT_7e_Gliederung_20_7"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9" style:display-name="Title1~LT~Gliederung 9" style:family="paragraph" style:parent-style-name="Title1_7e_LT_7e_Gliederung_20_8"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Titel" style:display-name="Title1~LT~Titel" style:family="paragraph" style:default-outline-level="">
      <style:paragraph-properties fo:margin-left="0in" fo:margin-right="0in" fo:margin-top="0in" fo:margin-bottom="0in" loext: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Arial" fo:font-family="Arial" style:font-family-generic="roman" style:font-pitch="variable" fo:font-size="44pt" fo:font-style="normal" fo:text-shadow="none" style:text-underline-style="none" fo:font-weight="bold" style:letter-kerning="true" style:font-name-asian="DejaVu Sans" style:font-family-asian="'DejaVu Sans'" style:font-family-generic-asian="system" style:font-pitch-asian="variable" style:font-size-asian="44pt" style:font-style-asian="normal" style:font-weight-asian="bold" style:font-name-complex="Liberation Sans2" style:font-family-complex="'Liberation Sans'" style:font-family-generic-complex="system" style:font-pitch-complex="variable" style:font-size-complex="12pt" style:text-emphasize="none"/>
    </style:style>
    <style:style style:name="Title1_7e_LT_7e_Untertitel" style:display-name="Title1~LT~Untertitel" style:family="paragraph" style:default-outline-level="">
      <style:paragraph-properties fo:margin-left="0.3752in" fo:margin-right="0in" fo:margin-top="0.0965in" fo:margin-bottom="0in" loext: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1_7e_LT_7e_Notizen" style:display-name="Title1~LT~Notizen" style:family="paragraph" style:default-outline-level="">
      <style:paragraph-properties fo:margin-left="0in" fo:margin-right="0in" fo:margin-top="0.0626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Nachlieli CLM" fo:font-family="'Nachlieli CLM'"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1_7e_LT_7e_Hintergrundobjekte" style:display-name="Title1~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1_7e_LT_7e_Hintergrund" style:display-name="Title1~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lank_7e_LT_7e_Gliederung_20_1" style:display-name="blank~LT~Gliederung 1" style:family="paragraph" style:default-outline-level="">
      <style:paragraph-properties fo:margin-left="0in" fo:margin-right="0in" fo:margin-top="0.1965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blank_7e_LT_7e_Gliederung_20_2" style:display-name="blank~LT~Gliederung 2" style:family="paragraph" style:parent-style-name="blank_7e_LT_7e_Gliederung_20_1" style:default-outline-level="">
      <style:paragraph-properties fo:margin-left="0in" fo:margin-right="0in" fo:margin-top="0.1575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blank_7e_LT_7e_Gliederung_20_3" style:display-name="blank~LT~Gliederung 3" style:family="paragraph" style:parent-style-name="blank_7e_LT_7e_Gliederung_20_2" style:default-outline-level="">
      <style:paragraph-properties fo:margin-left="0in" fo:margin-right="0in" fo:margin-top="0.1181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blank_7e_LT_7e_Gliederung_20_4" style:display-name="blank~LT~Gliederung 4" style:family="paragraph" style:parent-style-name="blank_7e_LT_7e_Gliederung_20_3" style:default-outline-level="">
      <style:paragraph-properties fo:margin-left="0in" fo:margin-right="0in" fo:margin-top="0.0783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blank_7e_LT_7e_Gliederung_20_5" style:display-name="blank~LT~Gliederung 5" style:family="paragraph" style:parent-style-name="blank_7e_LT_7e_Gliederung_20_4" style:default-outline-level="">
      <style:paragraph-properties fo:margin-left="0in" fo:margin-right="0in" fo:margin-top="0.0398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6" style:display-name="blank~LT~Gliederung 6" style:family="paragraph" style:parent-style-name="blank_7e_LT_7e_Gliederung_20_5" style:default-outline-level="">
      <style:paragraph-properties fo:margin-left="0in" fo:margin-right="0in" fo:margin-top="0.0398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7" style:display-name="blank~LT~Gliederung 7" style:family="paragraph" style:parent-style-name="blank_7e_LT_7e_Gliederung_20_6" style:default-outline-level="">
      <style:paragraph-properties fo:margin-left="0in" fo:margin-right="0in" fo:margin-top="0.0398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8" style:display-name="blank~LT~Gliederung 8" style:family="paragraph" style:parent-style-name="blank_7e_LT_7e_Gliederung_20_7" style:default-outline-level="">
      <style:paragraph-properties fo:margin-left="0in" fo:margin-right="0in" fo:margin-top="0.0398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9" style:display-name="blank~LT~Gliederung 9" style:family="paragraph" style:parent-style-name="blank_7e_LT_7e_Gliederung_20_8" style:default-outline-level="">
      <style:paragraph-properties fo:margin-left="0in" fo:margin-right="0in" fo:margin-top="0.0398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Titel" style:display-name="blank~LT~Titel" style:family="paragraph" style:default-outline-level="">
      <style:paragraph-properties fo:margin-left="0in" fo:margin-right="0in"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blank_7e_LT_7e_Untertitel" style:display-name="blank~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blank_7e_LT_7e_Notizen" style:display-name="blank~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blank_7e_LT_7e_Hintergrundobjekte" style:display-name="blank~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lank_7e_LT_7e_Hintergrund" style:display-name="blank~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_5f_1" style:display-name="Default_1" style:family="paragraph" style:default-outline-level="">
      <style:paragraph-properties fo:margin-left="0in" fo:margin-right="0in" fo:margin-top="0in" fo:margin-bottom="0in" loext:contextual-spacing="false" fo:line-height="92%"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style:text-outline="false" style:text-line-through-style="none" style:text-line-through-type="none" style:font-name="WenQuanYi Micro Hei" fo:font-family="'WenQuanYi Micro Hei'" style:font-family-generic="roman" style:font-pitch="variable" fo:font-size="18pt" fo:font-style="normal" fo:text-shadow="none" style:text-underline-style="none" fo:font-weight="normal"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5f_2" style:display-name="Default_2" style:family="paragraph" style:default-outline-level="">
      <style:paragraph-properties fo:margin-left="0in" fo:margin-right="0in" fo:margin-top="0in" fo:margin-bottom="0in" loext:contextual-spacing="false" fo:line-height="92%"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style:text-outline="false" style:text-line-through-style="none" style:text-line-through-type="none" style:font-name="WenQuanYi Micro Hei" fo:font-family="'WenQuanYi Micro Hei'" style:font-family-generic="roman" style:font-pitch="variable" fo:font-size="18pt" fo:font-style="normal" fo:text-shadow="none" style:text-underline-style="none" fo:font-weight="normal"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5f_3" style:display-name="Default_3"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tx_7e_LT_7e_Gliederung_20_1" style:display-name="tx~LT~Gliederung 1" style:family="paragraph" style:default-outline-level="">
      <style:paragraph-properties fo:margin-left="0in" fo:margin-right="0in" fo:margin-top="0.1965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tx_7e_LT_7e_Gliederung_20_2" style:display-name="tx~LT~Gliederung 2" style:family="paragraph" style:parent-style-name="tx_7e_LT_7e_Gliederung_20_1" style:default-outline-level="">
      <style:paragraph-properties fo:margin-left="0in" fo:margin-right="0in" fo:margin-top="0.1575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x_7e_LT_7e_Gliederung_20_3" style:display-name="tx~LT~Gliederung 3" style:family="paragraph" style:parent-style-name="tx_7e_LT_7e_Gliederung_20_2" style:default-outline-level="">
      <style:paragraph-properties fo:margin-left="0in" fo:margin-right="0in" fo:margin-top="0.1181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x_7e_LT_7e_Gliederung_20_4" style:display-name="tx~LT~Gliederung 4" style:family="paragraph" style:parent-style-name="tx_7e_LT_7e_Gliederung_20_3" style:default-outline-level="">
      <style:paragraph-properties fo:margin-left="0in" fo:margin-right="0in" fo:margin-top="0.0783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x_7e_LT_7e_Gliederung_20_5" style:display-name="tx~LT~Gliederung 5" style:family="paragraph" style:parent-style-name="tx_7e_LT_7e_Gliederung_20_4" style:default-outline-level="">
      <style:paragraph-properties fo:margin-left="0in" fo:margin-right="0in" fo:margin-top="0.0398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x_7e_LT_7e_Gliederung_20_6" style:display-name="tx~LT~Gliederung 6" style:family="paragraph" style:parent-style-name="tx_7e_LT_7e_Gliederung_20_5" style:default-outline-level="">
      <style:paragraph-properties fo:margin-left="0in" fo:margin-right="0in" fo:margin-top="0.0398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x_7e_LT_7e_Gliederung_20_7" style:display-name="tx~LT~Gliederung 7" style:family="paragraph" style:parent-style-name="tx_7e_LT_7e_Gliederung_20_6" style:default-outline-level="">
      <style:paragraph-properties fo:margin-left="0in" fo:margin-right="0in" fo:margin-top="0.0398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x_7e_LT_7e_Gliederung_20_8" style:display-name="tx~LT~Gliederung 8" style:family="paragraph" style:parent-style-name="tx_7e_LT_7e_Gliederung_20_7" style:default-outline-level="">
      <style:paragraph-properties fo:margin-left="0in" fo:margin-right="0in" fo:margin-top="0.0398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x_7e_LT_7e_Gliederung_20_9" style:display-name="tx~LT~Gliederung 9" style:family="paragraph" style:parent-style-name="tx_7e_LT_7e_Gliederung_20_8" style:default-outline-level="">
      <style:paragraph-properties fo:margin-left="0in" fo:margin-right="0in" fo:margin-top="0.0398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x_7e_LT_7e_Titel" style:display-name="tx~LT~Titel" style:family="paragraph" style:default-outline-level="">
      <style:paragraph-properties fo:margin-left="0in" fo:margin-right="0in"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tx_7e_LT_7e_Untertitel" style:display-name="tx~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x_7e_LT_7e_Notizen" style:display-name="tx~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tx_7e_LT_7e_Hintergrundobjekte" style:display-name="tx~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x_7e_LT_7e_Hintergrund" style:display-name="tx~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_5f_4" style:display-name="Default_4"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5f_1_5f_1" style:display-name="Default_1_1" style:family="paragraph" style:default-outline-level="">
      <style:paragraph-properties fo:margin-left="0in" fo:margin-right="0in" fo:margin-top="0in" fo:margin-bottom="0in" loext:contextual-spacing="false" fo:line-height="92%"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style:text-outline="false" style:text-line-through-style="none" style:text-line-through-type="none" style:font-name="WenQuanYi Micro Hei" fo:font-family="'WenQuanYi Micro Hei'" style:font-family-generic="roman" style:font-pitch="variable" fo:font-size="18pt" fo:font-style="normal" fo:text-shadow="none" style:text-underline-style="none" fo:font-weight="normal"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Gliederung_20_1" style:display-name="Title and Content~LT~Gliederung 1" style:family="paragraph" style:default-outline-level="">
      <style:paragraph-properties fo:margin-left="0in" fo:margin-right="0in" fo:margin-top="0.2165in" fo:margin-bottom="0in" loext:contextual-spacing="false" style:line-height-at-least="0.139in" fo:text-align="start" style:justify-single-word="false" fo:orphans="2" fo:widows="2" fo:text-indent="0in" style:auto-text-indent="false" style:writing-mode="rl-tb"/>
      <style:text-properties fo:color="#000000" style:text-outline="false" style:text-line-through-style="none" style:text-line-through-type="none" style:font-name="Nachlieli CLM" fo:font-family="'Nachlieli CLM'" style:font-family-generic="roman" style:font-pitch="variable" fo:font-size="29pt" fo:letter-spacing="normal" fo:font-style="normal" fo:text-shadow="none" style:text-underline-style="none" fo:font-weight="normal" style:letter-kerning="true" style:font-name-asian="DejaVu Sans" style:font-family-asian="'DejaVu Sans'" style:font-family-generic-asian="system" style:font-pitch-asian="variable" style:font-size-asian="29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Gliederung_20_2" style:display-name="Title and Content~LT~Gliederung 2" style:family="paragraph" style:parent-style-name="Title_20_and_20_Content_7e_LT_7e_Gliederung_20_1" style:default-outline-level="">
      <style:paragraph-properties fo:margin-left="0in" fo:margin-right="0in" fo:margin-top="0.1728in" fo:margin-bottom="0in" loext:contextual-spacing="false" style:line-height-at-least="0.139in" fo:text-align="start" style:justify-single-word="false" fo:text-indent="0in" style:auto-text-indent="false" style:writing-mode="rl-tb"/>
      <style:text-properties fo:color="#000000" style:text-outline="false" style:text-line-through-style="none" style:text-line-through-type="none" style:font-name="Nachlieli CLM" fo:font-family="'Nachlieli CLM'" style:font-family-generic="roman" style:font-pitch="variable" fo:font-size="23pt" fo:letter-spacing="normal" fo:font-style="normal" fo:text-shadow="none" style:text-underline-style="none" fo:font-weight="normal" style:letter-kerning="true" style:font-size-asian="23pt" style:font-style-asian="normal" style:font-weight-asian="normal" style:text-emphasize="none"/>
    </style:style>
    <style:style style:name="Title_20_and_20_Content_7e_LT_7e_Gliederung_20_3" style:display-name="Title and Content~LT~Gliederung 3" style:family="paragraph" style:parent-style-name="Title_20_and_20_Content_7e_LT_7e_Gliederung_20_2" style:default-outline-level="">
      <style:paragraph-properties fo:margin-left="0in" fo:margin-right="0in" fo:margin-top="0.1299in" fo:margin-bottom="0in" loext:contextual-spacing="false" style:line-height-at-least="0.139in" fo:text-align="start" style:justify-single-word="false" fo:text-indent="0in" style:auto-text-indent="false" style:writing-mode="rl-tb"/>
      <style:text-properties fo:color="#000000" style:text-outline="false" style:text-line-through-style="none" style:text-line-through-type="none" style:font-name="Nachlieli CLM" fo:font-family="'Nachlieli CLM'"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4" style:display-name="Title and Content~LT~Gliederung 4" style:family="paragraph" style:parent-style-name="Title_20_and_20_Content_7e_LT_7e_Gliederung_20_3" style:default-outline-level="">
      <style:paragraph-properties fo:margin-left="0in" fo:margin-right="0in" fo:margin-top="0.0866in" fo:margin-bottom="0in" loext:contextual-spacing="false" style:line-height-at-least="0.139in" fo:text-align="start" style:justify-single-word="false" fo:text-indent="0in" style:auto-text-indent="false" style:writing-mode="rl-tb"/>
      <style:text-properties fo:color="#000000" style:text-outline="false" style:text-line-through-style="none" style:text-line-through-type="none" style:font-name="Nachlieli CLM" fo:font-family="'Nachlieli CLM'"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5" style:display-name="Title and Content~LT~Gliederung 5" style:family="paragraph" style:parent-style-name="Title_20_and_20_Content_7e_LT_7e_Gliederung_20_4"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rl-tb"/>
      <style:text-properties fo:color="#000000" style:text-outline="false" style:text-line-through-style="none" style:text-line-through-type="none" style:font-name="Nachlieli CLM" fo:font-family="'Nachlieli CLM'"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6" style:display-name="Title and Content~LT~Gliederung 6" style:family="paragraph" style:parent-style-name="Title_20_and_20_Content_7e_LT_7e_Gliederung_20_5"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rl-tb"/>
      <style:text-properties fo:color="#000000" style:text-outline="false" style:text-line-through-style="none" style:text-line-through-type="none" style:font-name="Nachlieli CLM" fo:font-family="'Nachlieli CLM'"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7" style:display-name="Title and Content~LT~Gliederung 7" style:family="paragraph" style:parent-style-name="Title_20_and_20_Content_7e_LT_7e_Gliederung_20_6"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rl-tb"/>
      <style:text-properties fo:color="#000000" style:text-outline="false" style:text-line-through-style="none" style:text-line-through-type="none" style:font-name="Nachlieli CLM" fo:font-family="'Nachlieli CLM'"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8" style:display-name="Title and Content~LT~Gliederung 8" style:family="paragraph" style:parent-style-name="Title_20_and_20_Content_7e_LT_7e_Gliederung_20_7"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rl-tb"/>
      <style:text-properties fo:color="#000000" style:text-outline="false" style:text-line-through-style="none" style:text-line-through-type="none" style:font-name="Nachlieli CLM" fo:font-family="'Nachlieli CLM'"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9" style:display-name="Title and Content~LT~Gliederung 9" style:family="paragraph" style:parent-style-name="Title_20_and_20_Content_7e_LT_7e_Gliederung_20_8"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rl-tb"/>
      <style:text-properties fo:color="#000000" style:text-outline="false" style:text-line-through-style="none" style:text-line-through-type="none" style:font-name="Nachlieli CLM" fo:font-family="'Nachlieli CLM'"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Titel" style:display-name="Title and Content~LT~Titel" style:family="paragraph" style:default-outline-level="">
      <style:paragraph-properties style:line-height-at-least="0.139in" fo:text-align="start" style:justify-single-word="false" fo:orphans="2" fo:widows="2" style:writing-mode="rl-tb"/>
      <style:text-properties fo:color="#000000" style:text-outline="false" style:text-line-through-style="none" style:text-line-through-type="none" style:font-name="Nachlieli CLM" fo:font-family="'Nachlieli CLM'"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Untertitel" style:display-name="Title and Conten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Notizen" style:display-name="Title and Conten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30.5pt" fo:font-style="normal" fo:text-shadow="none" style:text-underline-style="none" fo:font-weight="normal" style:letter-kerning="true" style:font-name-asian="DejaVu Sans" style:font-family-asian="'DejaVu Sans'" style:font-family-generic-asian="system" style:font-pitch-asian="variable" style:font-size-asian="30.5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Hintergrundobjekte" style:display-name="Title and Conten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_20_and_20_Content_7e_LT_7e_Hintergrund" style:display-name="Title and Conten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Strong_20_Emphasis" style:display-name="Strong Emphasi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fo:font-weight="bold" style:font-name-asian="DejaVu Sans" style:font-family-asian="'DejaVu Sans'" style:font-family-generic-asian="system" style:font-pitch-asian="variable" style:font-size-asian="12pt" style:font-weight-asian="bold" style:font-name-complex="Liberation Sans2" style:font-family-complex="'Liberation Sans'" style:font-family-generic-complex="system" style:font-pitch-complex="variable" style:font-size-complex="12pt"/>
    </style:style>
    <style:style style:name="Visited_20_Internet_20_Link" style:display-name="Visited Internet Link" style:family="paragraph" style:default-outline-level="">
      <style:paragraph-properties fo:text-align="start" style:justify-single-word="false" fo:orphans="2" fo:widows="2" style:writing-mode="lr-tb"/>
      <style:text-properties fo:color="#800000" style:font-name="Liberation Serif" fo:font-family="'Liberation Serif'" style:font-family-generic="roman" style:font-pitch="variable" fo:font-size="12pt" style:text-underline-style="solid" style:text-underline-width="auto" style:text-underline-color="font-color"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Quotation"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fo:font-style="italic" style:font-name-asian="DejaVu Sans" style:font-family-asian="'DejaVu Sans'" style:font-family-generic-asian="system" style:font-pitch-asian="variable" style:font-size-asian="12pt" style:font-style-asian="italic" style:font-name-complex="Liberation Sans2" style:font-family-complex="'Liberation Sans'" style:font-family-generic-complex="system" style:font-pitch-complex="variable" style:font-size-complex="12pt"/>
    </style:style>
    <style:style style:name="Numbering_20_Symbols" style:display-name="Numbering Symbol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Internet_20_Link" style:display-name="Internet Link" style:family="paragraph" style:default-outline-level="">
      <style:paragraph-properties fo:text-align="start" style:justify-single-word="false" fo:orphans="2" fo:widows="2" style:writing-mode="lr-tb"/>
      <style:text-properties fo:color="#000080" style:font-name="Liberation Serif" fo:font-family="'Liberation Serif'" style:font-family-generic="roman" style:font-pitch="variable" fo:font-size="12pt" style:text-underline-style="solid" style:text-underline-width="auto" style:text-underline-color="font-color"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ullets" style:family="paragraph" style:default-outline-level="">
      <style:paragraph-properties fo:text-align="start" style:justify-single-word="false" fo:orphans="2" fo:widows="2" style:writing-mode="lr-tb"/>
      <style:text-properties style:font-name="OpenSymbol" fo:font-family="OpenSymbol, 'Arial Unicode MS'"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1" fo:font-family="OpenSymbol" style:font-charset="x-symbol" style:font-name-asian="OpenSymbol1" style:font-family-asian="OpenSymbol" style:font-charset-asian="x-symbol" style:font-name-complex="OpenSymbol1"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Citation"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MP2" style:family="paragraph" style:parent-style-name="Footer">
      <style:paragraph-properties fo:text-align="center" style:justify-single-word="false"/>
      <style:text-properties officeooo:paragraph-rsid="029bdbb0"/>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ברוך ה’ חונן הדעת</text:p>
      </style:header>
      <style:footer>
        <text:p text:style-name="MP2">- <text:page-number text:select-page="current">5</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4T18:18:28.350895855</meta:creation-date>
    <meta:generator>LibreOffice/5.1.6.2$Linux_X86_64 LibreOffice_project/10m0$Build-2</meta:generator>
    <dc:date>2019-02-06T15:51:07.579356636</dc:date>
    <meta:editing-duration>P9DT19H39M49S</meta:editing-duration>
    <meta:editing-cycles>1243</meta:editing-cycles>
    <meta:document-statistic meta:table-count="1" meta:image-count="0" meta:object-count="0" meta:page-count="5" meta:paragraph-count="89" meta:word-count="1673" meta:character-count="9194" meta:non-whitespace-character-count="7549"/>
  </office:meta>
</office:document-meta>
</file>